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66456" calcext:value-type="float">
            <text:p>185.7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20736" calcext:value-type="float">
            <text:p>185.7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78064" calcext:value-type="float">
            <text:p>185.6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05496" calcext:value-type="float">
            <text:p>185.7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23784" calcext:value-type="float">
            <text:p>185.7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05496" calcext:value-type="float">
            <text:p>185.7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05496" calcext:value-type="float">
            <text:p>185.7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62824" calcext:value-type="float">
            <text:p>185.6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90256" calcext:value-type="float">
            <text:p>185.6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78064" calcext:value-type="float">
            <text:p>185.6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81112" calcext:value-type="float">
            <text:p>185.6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8416" calcext:value-type="float">
            <text:p>185.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6892" calcext:value-type="float">
            <text:p>185.6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1464" calcext:value-type="float">
            <text:p>185.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17688" calcext:value-type="float">
            <text:p>185.7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11592" calcext:value-type="float">
            <text:p>185.7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93304" calcext:value-type="float">
            <text:p>185.6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8416" calcext:value-type="float">
            <text:p>185.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1464" calcext:value-type="float">
            <text:p>185.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32928" calcext:value-type="float">
            <text:p>185.7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994" calcext:value-type="float">
            <text:p>185.6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5368" calcext:value-type="float">
            <text:p>185.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29296" calcext:value-type="float">
            <text:p>185.6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41488" calcext:value-type="float">
            <text:p>185.6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75016" calcext:value-type="float">
            <text:p>185.6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96352" calcext:value-type="float">
            <text:p>185.6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08544" calcext:value-type="float">
            <text:p>185.7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71968" calcext:value-type="float">
            <text:p>185.6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232" calcext:value-type="float">
            <text:p>185.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98816" calcext:value-type="float">
            <text:p>185.5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17104" calcext:value-type="float">
            <text:p>185.6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14056" calcext:value-type="float">
            <text:p>185.6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17104" calcext:value-type="float">
            <text:p>185.6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95768" calcext:value-type="float">
            <text:p>185.5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74432" calcext:value-type="float">
            <text:p>185.5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40904" calcext:value-type="float">
            <text:p>185.5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13472" calcext:value-type="float">
            <text:p>185.5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1652" calcext:value-type="float">
            <text:p>185.5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28712" calcext:value-type="float">
            <text:p>185.5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22616" calcext:value-type="float">
            <text:p>185.5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04328" calcext:value-type="float">
            <text:p>185.5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92136" calcext:value-type="float">
            <text:p>185.4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95184" calcext:value-type="float">
            <text:p>185.4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8604" calcext:value-type="float">
            <text:p>185.4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61656" calcext:value-type="float">
            <text:p>185.4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5556" calcext:value-type="float">
            <text:p>185.4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37272" calcext:value-type="float">
            <text:p>185.4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34224" calcext:value-type="float">
            <text:p>185.4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91552" calcext:value-type="float">
            <text:p>185.3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82408" calcext:value-type="float">
            <text:p>185.3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0216" calcext:value-type="float">
            <text:p>185.3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45832" calcext:value-type="float">
            <text:p>185.3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54976" calcext:value-type="float">
            <text:p>185.3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39736" calcext:value-type="float">
            <text:p>185.3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67168" calcext:value-type="float">
            <text:p>185.3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6792" calcext:value-type="float">
            <text:p>185.4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97648" calcext:value-type="float">
            <text:p>185.3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54976" calcext:value-type="float">
            <text:p>185.3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61072" calcext:value-type="float">
            <text:p>185.3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0216" calcext:value-type="float">
            <text:p>185.3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0216" calcext:value-type="float">
            <text:p>185.3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97648" calcext:value-type="float">
            <text:p>185.3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984" calcext:value-type="float">
            <text:p>185.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31176" calcext:value-type="float">
            <text:p>185.4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984" calcext:value-type="float">
            <text:p>185.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946" calcext:value-type="float">
            <text:p>185.3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82408" calcext:value-type="float">
            <text:p>185.3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984" calcext:value-type="float">
            <text:p>185.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22032" calcext:value-type="float">
            <text:p>185.4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5556" calcext:value-type="float">
            <text:p>185.4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82992" calcext:value-type="float">
            <text:p>185.4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98232" calcext:value-type="float">
            <text:p>185.4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64704" calcext:value-type="float">
            <text:p>185.4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43368" calcext:value-type="float">
            <text:p>185.4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28128" calcext:value-type="float">
            <text:p>185.4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12888" calcext:value-type="float">
            <text:p>185.4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15936" calcext:value-type="float">
            <text:p>185.4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85456" calcext:value-type="float">
            <text:p>185.3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936" calcext:value-type="float">
            <text:p>185.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936" calcext:value-type="float">
            <text:p>185.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6312" calcext:value-type="float">
            <text:p>185.3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936" calcext:value-type="float">
            <text:p>185.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936" calcext:value-type="float">
            <text:p>185.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85456" calcext:value-type="float">
            <text:p>185.3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936" calcext:value-type="float">
            <text:p>185.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67168" calcext:value-type="float">
            <text:p>185.3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936" calcext:value-type="float">
            <text:p>185.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82408" calcext:value-type="float">
            <text:p>185.3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0696" calcext:value-type="float">
            <text:p>185.4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0696" calcext:value-type="float">
            <text:p>185.4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0696" calcext:value-type="float">
            <text:p>185.4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6792" calcext:value-type="float">
            <text:p>185.4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97648" calcext:value-type="float">
            <text:p>185.3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946" calcext:value-type="float">
            <text:p>185.3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88504" calcext:value-type="float">
            <text:p>185.3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6792" calcext:value-type="float">
            <text:p>185.4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2508" calcext:value-type="float">
            <text:p>185.4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31176" calcext:value-type="float">
            <text:p>185.4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22032" calcext:value-type="float">
            <text:p>185.4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15936" calcext:value-type="float">
            <text:p>185.4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28128" calcext:value-type="float">
            <text:p>185.4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46416" calcext:value-type="float">
            <text:p>185.4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49464" calcext:value-type="float">
            <text:p>185.4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5556" calcext:value-type="float">
            <text:p>185.4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49464" calcext:value-type="float">
            <text:p>185.4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43368" calcext:value-type="float">
            <text:p>185.4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58608" calcext:value-type="float">
            <text:p>185.4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58608" calcext:value-type="float">
            <text:p>185.4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708" calcext:value-type="float">
            <text:p>185.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82992" calcext:value-type="float">
            <text:p>185.4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07376" calcext:value-type="float">
            <text:p>185.5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22616" calcext:value-type="float">
            <text:p>185.5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37856" calcext:value-type="float">
            <text:p>185.5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40904" calcext:value-type="float">
            <text:p>185.5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71384" calcext:value-type="float">
            <text:p>185.5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86624" calcext:value-type="float">
            <text:p>185.5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232" calcext:value-type="float">
            <text:p>185.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71968" calcext:value-type="float">
            <text:p>185.6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1464" calcext:value-type="float">
            <text:p>185.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87208" calcext:value-type="float">
            <text:p>185.6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26832" calcext:value-type="float">
            <text:p>185.7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2988" calcext:value-type="float">
            <text:p>185.7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26832" calcext:value-type="float">
            <text:p>185.7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32928" calcext:value-type="float">
            <text:p>185.7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994" calcext:value-type="float">
            <text:p>185.6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8416" calcext:value-type="float">
            <text:p>185.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75016" calcext:value-type="float">
            <text:p>185.6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71968" calcext:value-type="float">
            <text:p>185.6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87208" calcext:value-type="float">
            <text:p>185.6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90256" calcext:value-type="float">
            <text:p>185.6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05496" calcext:value-type="float">
            <text:p>185.7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08544" calcext:value-type="float">
            <text:p>185.7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78064" calcext:value-type="float">
            <text:p>185.6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93304" calcext:value-type="float">
            <text:p>185.6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65872" calcext:value-type="float">
            <text:p>185.6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96352" calcext:value-type="float">
            <text:p>185.6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71968" calcext:value-type="float">
            <text:p>185.6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65872" calcext:value-type="float">
            <text:p>185.6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5368" calcext:value-type="float">
            <text:p>185.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32344" calcext:value-type="float">
            <text:p>185.6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44536" calcext:value-type="float">
            <text:p>185.6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14056" calcext:value-type="float">
            <text:p>185.6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14056" calcext:value-type="float">
            <text:p>185.6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232" calcext:value-type="float">
            <text:p>185.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29296" calcext:value-type="float">
            <text:p>185.6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17104" calcext:value-type="float">
            <text:p>185.6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98816" calcext:value-type="float">
            <text:p>185.5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6224" calcext:value-type="float">
            <text:p>185.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7748" calcext:value-type="float">
            <text:p>185.5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9272" calcext:value-type="float">
            <text:p>185.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89672" calcext:value-type="float">
            <text:p>185.5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04912" calcext:value-type="float">
            <text:p>185.6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0796" calcext:value-type="float">
            <text:p>185.6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65288" calcext:value-type="float">
            <text:p>185.5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89672" calcext:value-type="float">
            <text:p>185.5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20152" calcext:value-type="float">
            <text:p>185.6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9272" calcext:value-type="float">
            <text:p>185.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26248" calcext:value-type="float">
            <text:p>185.6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50632" calcext:value-type="float">
            <text:p>185.6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20152" calcext:value-type="float">
            <text:p>185.6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0796" calcext:value-type="float">
            <text:p>185.6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01864" calcext:value-type="float">
            <text:p>185.6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01864" calcext:value-type="float">
            <text:p>185.6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9272" calcext:value-type="float">
            <text:p>185.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14056" calcext:value-type="float">
            <text:p>185.6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232" calcext:value-type="float">
            <text:p>185.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14056" calcext:value-type="float">
            <text:p>185.6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01864" calcext:value-type="float">
            <text:p>185.6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17104" calcext:value-type="float">
            <text:p>185.6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20152" calcext:value-type="float">
            <text:p>185.6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04912" calcext:value-type="float">
            <text:p>185.6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04912" calcext:value-type="float">
            <text:p>185.6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74432" calcext:value-type="float">
            <text:p>185.5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53096" calcext:value-type="float">
            <text:p>185.5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47" calcext:value-type="float">
            <text:p>185.5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56144" calcext:value-type="float">
            <text:p>185.5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59192" calcext:value-type="float">
            <text:p>185.5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7748" calcext:value-type="float">
            <text:p>185.5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0796" calcext:value-type="float">
            <text:p>185.6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95768" calcext:value-type="float">
            <text:p>185.5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68336" calcext:value-type="float">
            <text:p>185.5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40904" calcext:value-type="float">
            <text:p>185.5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7748" calcext:value-type="float">
            <text:p>185.5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80528" calcext:value-type="float">
            <text:p>185.5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86624" calcext:value-type="float">
            <text:p>185.5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6224" calcext:value-type="float">
            <text:p>185.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47" calcext:value-type="float">
            <text:p>185.5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80528" calcext:value-type="float">
            <text:p>185.5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43952" calcext:value-type="float">
            <text:p>185.5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40904" calcext:value-type="float">
            <text:p>185.5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34808" calcext:value-type="float">
            <text:p>185.5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43952" calcext:value-type="float">
            <text:p>185.5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68336" calcext:value-type="float">
            <text:p>185.5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22616" calcext:value-type="float">
            <text:p>185.5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50048" calcext:value-type="float">
            <text:p>185.5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68336" calcext:value-type="float">
            <text:p>185.5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80528" calcext:value-type="float">
            <text:p>185.5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53096" calcext:value-type="float">
            <text:p>185.5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37856" calcext:value-type="float">
            <text:p>185.5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25664" calcext:value-type="float">
            <text:p>185.5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34808" calcext:value-type="float">
            <text:p>185.5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73848" calcext:value-type="float">
            <text:p>185.4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5556" calcext:value-type="float">
            <text:p>185.4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46416" calcext:value-type="float">
            <text:p>185.4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708" calcext:value-type="float">
            <text:p>185.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89088" calcext:value-type="float">
            <text:p>185.4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95184" calcext:value-type="float">
            <text:p>185.4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76896" calcext:value-type="float">
            <text:p>185.4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708" calcext:value-type="float">
            <text:p>185.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0128" calcext:value-type="float">
            <text:p>185.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98232" calcext:value-type="float">
            <text:p>185.4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10424" calcext:value-type="float">
            <text:p>185.5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10424" calcext:value-type="float">
            <text:p>185.5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13472" calcext:value-type="float">
            <text:p>185.5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89088" calcext:value-type="float">
            <text:p>185.4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98232" calcext:value-type="float">
            <text:p>185.4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708" calcext:value-type="float">
            <text:p>185.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8604" calcext:value-type="float">
            <text:p>185.4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61656" calcext:value-type="float">
            <text:p>185.4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58608" calcext:value-type="float">
            <text:p>185.4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46416" calcext:value-type="float">
            <text:p>185.4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49464" calcext:value-type="float">
            <text:p>185.4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58608" calcext:value-type="float">
            <text:p>185.4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4032" calcext:value-type="float">
            <text:p>185.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43368" calcext:value-type="float">
            <text:p>185.4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0696" calcext:value-type="float">
            <text:p>185.4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37272" calcext:value-type="float">
            <text:p>185.4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2508" calcext:value-type="float">
            <text:p>185.4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91552" calcext:value-type="float">
            <text:p>185.3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2508" calcext:value-type="float">
            <text:p>185.4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64704" calcext:value-type="float">
            <text:p>185.4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89088" calcext:value-type="float">
            <text:p>185.4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31176" calcext:value-type="float">
            <text:p>185.4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58608" calcext:value-type="float">
            <text:p>185.4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43368" calcext:value-type="float">
            <text:p>185.4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2508" calcext:value-type="float">
            <text:p>185.4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2508" calcext:value-type="float">
            <text:p>185.4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2508" calcext:value-type="float">
            <text:p>185.4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52512" calcext:value-type="float">
            <text:p>185.4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22032" calcext:value-type="float">
            <text:p>185.4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91552" calcext:value-type="float">
            <text:p>185.3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58608" calcext:value-type="float">
            <text:p>185.4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936" calcext:value-type="float">
            <text:p>185.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58024" calcext:value-type="float">
            <text:p>185.3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22032" calcext:value-type="float">
            <text:p>185.4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18984" calcext:value-type="float">
            <text:p>185.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984" calcext:value-type="float">
            <text:p>185.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0696" calcext:value-type="float">
            <text:p>185.4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67168" calcext:value-type="float">
            <text:p>185.3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58024" calcext:value-type="float">
            <text:p>185.3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54976" calcext:value-type="float">
            <text:p>185.3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6412" calcext:value-type="float">
            <text:p>185.3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984" calcext:value-type="float">
            <text:p>185.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936" calcext:value-type="float">
            <text:p>185.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6412" calcext:value-type="float">
            <text:p>185.3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6792" calcext:value-type="float">
            <text:p>185.4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6412" calcext:value-type="float">
            <text:p>185.3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58024" calcext:value-type="float">
            <text:p>185.3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12888" calcext:value-type="float">
            <text:p>185.4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15936" calcext:value-type="float">
            <text:p>185.4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936" calcext:value-type="float">
            <text:p>185.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936" calcext:value-type="float">
            <text:p>185.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91552" calcext:value-type="float">
            <text:p>185.3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3744" calcext:value-type="float">
            <text:p>185.4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984" calcext:value-type="float">
            <text:p>185.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91552" calcext:value-type="float">
            <text:p>185.3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91552" calcext:value-type="float">
            <text:p>185.3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61072" calcext:value-type="float">
            <text:p>185.3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82408" calcext:value-type="float">
            <text:p>185.3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61072" calcext:value-type="float">
            <text:p>185.3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6412" calcext:value-type="float">
            <text:p>185.3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7936" calcext:value-type="float">
            <text:p>185.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0696" calcext:value-type="float">
            <text:p>185.4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61072" calcext:value-type="float">
            <text:p>185.3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39736" calcext:value-type="float">
            <text:p>185.3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45832" calcext:value-type="float">
            <text:p>185.3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58024" calcext:value-type="float">
            <text:p>185.3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24496" calcext:value-type="float">
            <text:p>185.3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90968" calcext:value-type="float">
            <text:p>185.2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3364" calcext:value-type="float">
            <text:p>185.3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8792" calcext:value-type="float">
            <text:p>185.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00112" calcext:value-type="float">
            <text:p>185.3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00112" calcext:value-type="float">
            <text:p>185.3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42784" calcext:value-type="float">
            <text:p>185.3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39736" calcext:value-type="float">
            <text:p>185.3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8792" calcext:value-type="float">
            <text:p>185.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75728" calcext:value-type="float">
            <text:p>185.2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8792" calcext:value-type="float">
            <text:p>185.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90968" calcext:value-type="float">
            <text:p>185.2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21448" calcext:value-type="float">
            <text:p>185.3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30592" calcext:value-type="float">
            <text:p>185.3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00112" calcext:value-type="float">
            <text:p>185.3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12304" calcext:value-type="float">
            <text:p>185.3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45248" calcext:value-type="float">
            <text:p>185.2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63536" calcext:value-type="float">
            <text:p>185.2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69632" calcext:value-type="float">
            <text:p>185.2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94016" calcext:value-type="float">
            <text:p>185.2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75728" calcext:value-type="float">
            <text:p>185.2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39152" calcext:value-type="float">
            <text:p>185.2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33056" calcext:value-type="float">
            <text:p>185.2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422" calcext:value-type="float">
            <text:p>185.2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60488" calcext:value-type="float">
            <text:p>185.2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09256" calcext:value-type="float">
            <text:p>185.3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7268" calcext:value-type="float">
            <text:p>185.2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97064" calcext:value-type="float">
            <text:p>185.2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97064" calcext:value-type="float">
            <text:p>185.2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90968" calcext:value-type="float">
            <text:p>185.2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63536" calcext:value-type="float">
            <text:p>185.2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60488" calcext:value-type="float">
            <text:p>185.2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66584" calcext:value-type="float">
            <text:p>185.2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422" calcext:value-type="float">
            <text:p>185.2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422" calcext:value-type="float">
            <text:p>185.2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20864" calcext:value-type="float">
            <text:p>185.2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30008" calcext:value-type="float">
            <text:p>185.2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20864" calcext:value-type="float">
            <text:p>185.2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30008" calcext:value-type="float">
            <text:p>185.2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36104" calcext:value-type="float">
            <text:p>185.2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14768" calcext:value-type="float">
            <text:p>185.2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14768" calcext:value-type="float">
            <text:p>185.2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20864" calcext:value-type="float">
            <text:p>185.2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02576" calcext:value-type="float">
            <text:p>185.2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84288" calcext:value-type="float">
            <text:p>185.1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08672" calcext:value-type="float">
            <text:p>185.2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48296" calcext:value-type="float">
            <text:p>185.2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17816" calcext:value-type="float">
            <text:p>185.2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8124" calcext:value-type="float">
            <text:p>185.1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62952" calcext:value-type="float">
            <text:p>185.1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75144" calcext:value-type="float">
            <text:p>185.1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84288" calcext:value-type="float">
            <text:p>185.1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32472" calcext:value-type="float">
            <text:p>185.1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5076" calcext:value-type="float">
            <text:p>185.1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69048" calcext:value-type="float">
            <text:p>185.1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62952" calcext:value-type="float">
            <text:p>185.1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44664" calcext:value-type="float">
            <text:p>185.1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59904" calcext:value-type="float">
            <text:p>185.1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93432" calcext:value-type="float">
            <text:p>185.1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44664" calcext:value-type="float">
            <text:p>185.1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62952" calcext:value-type="float">
            <text:p>185.1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8124" calcext:value-type="float">
            <text:p>185.1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56856" calcext:value-type="float">
            <text:p>185.1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41616" calcext:value-type="float">
            <text:p>185.1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32472" calcext:value-type="float">
            <text:p>185.1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2028" calcext:value-type="float">
            <text:p>185.1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69048" calcext:value-type="float">
            <text:p>185.1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90384" calcext:value-type="float">
            <text:p>185.1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93432" calcext:value-type="float">
            <text:p>185.1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75144" calcext:value-type="float">
            <text:p>185.1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56856" calcext:value-type="float">
            <text:p>185.1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41616" calcext:value-type="float">
            <text:p>185.1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78192" calcext:value-type="float">
            <text:p>185.1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99528" calcext:value-type="float">
            <text:p>185.1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8124" calcext:value-type="float">
            <text:p>185.1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9648" calcext:value-type="float">
            <text:p>185.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90384" calcext:value-type="float">
            <text:p>185.1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93432" calcext:value-type="float">
            <text:p>185.1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14768" calcext:value-type="float">
            <text:p>185.2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08672" calcext:value-type="float">
            <text:p>185.2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23912" calcext:value-type="float">
            <text:p>185.2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2696" calcext:value-type="float">
            <text:p>185.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39152" calcext:value-type="float">
            <text:p>185.2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1172" calcext:value-type="float">
            <text:p>185.2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9648" calcext:value-type="float">
            <text:p>185.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1172" calcext:value-type="float">
            <text:p>185.2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17816" calcext:value-type="float">
            <text:p>185.2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23912" calcext:value-type="float">
            <text:p>185.2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05624" calcext:value-type="float">
            <text:p>185.2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90384" calcext:value-type="float">
            <text:p>185.1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90384" calcext:value-type="float">
            <text:p>185.1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93432" calcext:value-type="float">
            <text:p>185.1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05624" calcext:value-type="float">
            <text:p>185.2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90384" calcext:value-type="float">
            <text:p>185.1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62952" calcext:value-type="float">
            <text:p>185.1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62952" calcext:value-type="float">
            <text:p>185.1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5076" calcext:value-type="float">
            <text:p>185.1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32472" calcext:value-type="float">
            <text:p>185.1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44664" calcext:value-type="float">
            <text:p>185.1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17232" calcext:value-type="float">
            <text:p>185.1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83704" calcext:value-type="float">
            <text:p>185.0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08088" calcext:value-type="float">
            <text:p>185.1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0504" calcext:value-type="float">
            <text:p>185.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11136" calcext:value-type="float">
            <text:p>185.1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01992" calcext:value-type="float">
            <text:p>185.1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86752" calcext:value-type="float">
            <text:p>185.0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95896" calcext:value-type="float">
            <text:p>185.0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01992" calcext:value-type="float">
            <text:p>185.1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14184" calcext:value-type="float">
            <text:p>185.1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898" calcext:value-type="float">
            <text:p>185.0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98944" calcext:value-type="float">
            <text:p>185.0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86752" calcext:value-type="float">
            <text:p>185.0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77608" calcext:value-type="float">
            <text:p>185.0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898" calcext:value-type="float">
            <text:p>185.0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7456" calcext:value-type="float">
            <text:p>185.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68464" calcext:value-type="float">
            <text:p>185.0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7456" calcext:value-type="float">
            <text:p>185.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3224" calcext:value-type="float">
            <text:p>185.0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68464" calcext:value-type="float">
            <text:p>185.0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65416" calcext:value-type="float">
            <text:p>185.0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932" calcext:value-type="float">
            <text:p>185.0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0176" calcext:value-type="float">
            <text:p>185.0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37984" calcext:value-type="float">
            <text:p>185.0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1032" calcext:value-type="float">
            <text:p>185.0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408" calcext:value-type="float">
            <text:p>185.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04456" calcext:value-type="float">
            <text:p>185.0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0552" calcext:value-type="float">
            <text:p>185.0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9696" calcext:value-type="float">
            <text:p>185.0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22744" calcext:value-type="float">
            <text:p>185.0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01408" calcext:value-type="float">
            <text:p>185.0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04456" calcext:value-type="float">
            <text:p>185.0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01408" calcext:value-type="float">
            <text:p>185.0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95312" calcext:value-type="float">
            <text:p>184.9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92264" calcext:value-type="float">
            <text:p>184.9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89216" calcext:value-type="float">
            <text:p>184.9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70928" calcext:value-type="float">
            <text:p>184.9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77024" calcext:value-type="float">
            <text:p>184.9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73976" calcext:value-type="float">
            <text:p>184.9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73976" calcext:value-type="float">
            <text:p>184.9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86168" calcext:value-type="float">
            <text:p>184.9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77024" calcext:value-type="float">
            <text:p>184.9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8312" calcext:value-type="float">
            <text:p>184.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36" calcext:value-type="float">
            <text:p>185.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408" calcext:value-type="float">
            <text:p>185.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62368" calcext:value-type="float">
            <text:p>185.0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65416" calcext:value-type="float">
            <text:p>185.0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7456" calcext:value-type="float">
            <text:p>185.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77608" calcext:value-type="float">
            <text:p>185.0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65416" calcext:value-type="float">
            <text:p>185.0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7456" calcext:value-type="float">
            <text:p>185.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6272" calcext:value-type="float">
            <text:p>185.0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408" calcext:value-type="float">
            <text:p>185.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9696" calcext:value-type="float">
            <text:p>185.0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36" calcext:value-type="float">
            <text:p>185.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31888" calcext:value-type="float">
            <text:p>185.0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9836" calcext:value-type="float">
            <text:p>184.9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89216" calcext:value-type="float">
            <text:p>184.9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77024" calcext:value-type="float">
            <text:p>184.9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70928" calcext:value-type="float">
            <text:p>184.9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73976" calcext:value-type="float">
            <text:p>184.9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70928" calcext:value-type="float">
            <text:p>184.9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77024" calcext:value-type="float">
            <text:p>184.9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70928" calcext:value-type="float">
            <text:p>184.9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86168" calcext:value-type="float">
            <text:p>184.9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6788" calcext:value-type="float">
            <text:p>184.9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86168" calcext:value-type="float">
            <text:p>184.9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8312" calcext:value-type="float">
            <text:p>184.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92264" calcext:value-type="float">
            <text:p>184.9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9836" calcext:value-type="float">
            <text:p>184.9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1032" calcext:value-type="float">
            <text:p>185.0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34936" calcext:value-type="float">
            <text:p>185.0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6648" calcext:value-type="float">
            <text:p>185.0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2884" calcext:value-type="float">
            <text:p>185.0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1032" calcext:value-type="float">
            <text:p>185.0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2884" calcext:value-type="float">
            <text:p>185.0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31888" calcext:value-type="float">
            <text:p>185.0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25792" calcext:value-type="float">
            <text:p>185.0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932" calcext:value-type="float">
            <text:p>185.0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6272" calcext:value-type="float">
            <text:p>185.0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0176" calcext:value-type="float">
            <text:p>185.0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7128" calcext:value-type="float">
            <text:p>185.0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6272" calcext:value-type="float">
            <text:p>185.0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36" calcext:value-type="float">
            <text:p>185.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95312" calcext:value-type="float">
            <text:p>184.9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92264" calcext:value-type="float">
            <text:p>184.9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25792" calcext:value-type="float">
            <text:p>185.0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80656" calcext:value-type="float">
            <text:p>185.0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01992" calcext:value-type="float">
            <text:p>185.1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71512" calcext:value-type="float">
            <text:p>185.0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65416" calcext:value-type="float">
            <text:p>185.0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83704" calcext:value-type="float">
            <text:p>185.0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68464" calcext:value-type="float">
            <text:p>185.0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62368" calcext:value-type="float">
            <text:p>185.0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932" calcext:value-type="float">
            <text:p>185.0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1032" calcext:value-type="float">
            <text:p>185.0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2884" calcext:value-type="float">
            <text:p>185.0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9696" calcext:value-type="float">
            <text:p>185.0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6648" calcext:value-type="float">
            <text:p>185.0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36" calcext:value-type="float">
            <text:p>185.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31888" calcext:value-type="float">
            <text:p>185.0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37984" calcext:value-type="float">
            <text:p>185.0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6648" calcext:value-type="float">
            <text:p>185.0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9696" calcext:value-type="float">
            <text:p>185.0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932" calcext:value-type="float">
            <text:p>185.0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932" calcext:value-type="float">
            <text:p>185.0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1032" calcext:value-type="float">
            <text:p>185.0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7128" calcext:value-type="float">
            <text:p>185.0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408" calcext:value-type="float">
            <text:p>185.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1032" calcext:value-type="float">
            <text:p>185.0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3224" calcext:value-type="float">
            <text:p>185.0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932" calcext:value-type="float">
            <text:p>185.0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68464" calcext:value-type="float">
            <text:p>185.0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62368" calcext:value-type="float">
            <text:p>185.0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3224" calcext:value-type="float">
            <text:p>185.0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34936" calcext:value-type="float">
            <text:p>185.0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31888" calcext:value-type="float">
            <text:p>185.0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2884" calcext:value-type="float">
            <text:p>185.0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04456" calcext:value-type="float">
            <text:p>185.0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31888" calcext:value-type="float">
            <text:p>185.0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932" calcext:value-type="float">
            <text:p>185.0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80656" calcext:value-type="float">
            <text:p>185.0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71512" calcext:value-type="float">
            <text:p>185.0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7456" calcext:value-type="float">
            <text:p>185.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65416" calcext:value-type="float">
            <text:p>185.0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0176" calcext:value-type="float">
            <text:p>185.0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31888" calcext:value-type="float">
            <text:p>185.0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7128" calcext:value-type="float">
            <text:p>185.0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408" calcext:value-type="float">
            <text:p>185.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25792" calcext:value-type="float">
            <text:p>185.0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68464" calcext:value-type="float">
            <text:p>185.0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22744" calcext:value-type="float">
            <text:p>185.0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1032" calcext:value-type="float">
            <text:p>185.0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408" calcext:value-type="float">
            <text:p>185.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34936" calcext:value-type="float">
            <text:p>185.0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50176" calcext:value-type="float">
            <text:p>185.0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2884" calcext:value-type="float">
            <text:p>185.0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22744" calcext:value-type="float">
            <text:p>185.0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36" calcext:value-type="float">
            <text:p>185.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0552" calcext:value-type="float">
            <text:p>185.0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0552" calcext:value-type="float">
            <text:p>185.0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86168" calcext:value-type="float">
            <text:p>184.9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92264" calcext:value-type="float">
            <text:p>184.9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07504" calcext:value-type="float">
            <text:p>185.0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9836" calcext:value-type="float">
            <text:p>184.9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86168" calcext:value-type="float">
            <text:p>184.9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9836" calcext:value-type="float">
            <text:p>184.9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70928" calcext:value-type="float">
            <text:p>184.9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95312" calcext:value-type="float">
            <text:p>184.9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64832" calcext:value-type="float">
            <text:p>184.9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55688" calcext:value-type="float">
            <text:p>184.9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5264" calcext:value-type="float">
            <text:p>184.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31304" calcext:value-type="float">
            <text:p>184.9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374" calcext:value-type="float">
            <text:p>184.9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43496" calcext:value-type="float">
            <text:p>184.9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19112" calcext:value-type="float">
            <text:p>184.9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9168" calcext:value-type="float">
            <text:p>184.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2216" calcext:value-type="float">
            <text:p>184.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09968" calcext:value-type="float">
            <text:p>184.9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82536" calcext:value-type="float">
            <text:p>184.8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73392" calcext:value-type="float">
            <text:p>184.8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82536" calcext:value-type="float">
            <text:p>184.8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97776" calcext:value-type="float">
            <text:p>184.8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79488" calcext:value-type="float">
            <text:p>184.8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55104" calcext:value-type="float">
            <text:p>184.8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39864" calcext:value-type="float">
            <text:p>184.8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4596" calcext:value-type="float">
            <text:p>184.8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58152" calcext:value-type="float">
            <text:p>184.8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612" calcext:value-type="float">
            <text:p>184.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4596" calcext:value-type="float">
            <text:p>184.8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39864" calcext:value-type="float">
            <text:p>184.8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3072" calcext:value-type="float">
            <text:p>184.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3072" calcext:value-type="float">
            <text:p>184.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4596" calcext:value-type="float">
            <text:p>184.8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1548" calcext:value-type="float">
            <text:p>184.8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1548" calcext:value-type="float">
            <text:p>184.8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81952" calcext:value-type="float">
            <text:p>184.7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91096" calcext:value-type="float">
            <text:p>184.7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57568" calcext:value-type="float">
            <text:p>184.7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2404" calcext:value-type="float">
            <text:p>184.7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81952" calcext:value-type="float">
            <text:p>184.7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57568" calcext:value-type="float">
            <text:p>184.7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78904" calcext:value-type="float">
            <text:p>184.7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57568" calcext:value-type="float">
            <text:p>184.7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72808" calcext:value-type="float">
            <text:p>184.7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928" calcext:value-type="float">
            <text:p>184.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6232" calcext:value-type="float">
            <text:p>184.7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1368" calcext:value-type="float">
            <text:p>184.6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832" calcext:value-type="float">
            <text:p>184.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1368" calcext:value-type="float">
            <text:p>184.6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20992" calcext:value-type="float">
            <text:p>184.7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57568" calcext:value-type="float">
            <text:p>184.7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928" calcext:value-type="float">
            <text:p>184.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2704" calcext:value-type="float">
            <text:p>184.7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3184" calcext:value-type="float">
            <text:p>184.7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5752" calcext:value-type="float">
            <text:p>184.7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7944" calcext:value-type="float">
            <text:p>184.7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1848" calcext:value-type="float">
            <text:p>184.7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1848" calcext:value-type="float">
            <text:p>184.7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5452" calcext:value-type="float">
            <text:p>184.7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3184" calcext:value-type="float">
            <text:p>184.7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2404" calcext:value-type="float">
            <text:p>184.7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7944" calcext:value-type="float">
            <text:p>184.7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5272" calcext:value-type="float">
            <text:p>184.6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308" calcext:value-type="float">
            <text:p>184.6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2224" calcext:value-type="float">
            <text:p>184.6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2704" calcext:value-type="float">
            <text:p>184.7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27088" calcext:value-type="float">
            <text:p>184.7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2224" calcext:value-type="float">
            <text:p>184.6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4416" calcext:value-type="float">
            <text:p>184.6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6608" calcext:value-type="float">
            <text:p>184.6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4784" calcext:value-type="float">
            <text:p>184.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41744" calcext:value-type="float">
            <text:p>184.6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20408" calcext:value-type="float">
            <text:p>184.6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56984" calcext:value-type="float">
            <text:p>184.6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2224" calcext:value-type="float">
            <text:p>184.6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0032" calcext:value-type="float">
            <text:p>184.6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6608" calcext:value-type="float">
            <text:p>184.6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4416" calcext:value-type="float">
            <text:p>184.6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5272" calcext:value-type="float">
            <text:p>184.6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50888" calcext:value-type="float">
            <text:p>184.6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53936" calcext:value-type="float">
            <text:p>184.6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0032" calcext:value-type="float">
            <text:p>184.6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6608" calcext:value-type="float">
            <text:p>184.6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0136" calcext:value-type="float">
            <text:p>184.7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7944" calcext:value-type="float">
            <text:p>184.7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88" calcext:value-type="float">
            <text:p>184.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4896" calcext:value-type="float">
            <text:p>184.7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88" calcext:value-type="float">
            <text:p>184.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356" calcext:value-type="float">
            <text:p>184.6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4416" calcext:value-type="float">
            <text:p>184.6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6128" calcext:value-type="float">
            <text:p>184.6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1368" calcext:value-type="float">
            <text:p>184.6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6232" calcext:value-type="float">
            <text:p>184.7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1368" calcext:value-type="float">
            <text:p>184.6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0512" calcext:value-type="float">
            <text:p>184.6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4416" calcext:value-type="float">
            <text:p>184.6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6608" calcext:value-type="float">
            <text:p>184.6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2404" calcext:value-type="float">
            <text:p>184.7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9656" calcext:value-type="float">
            <text:p>184.6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88" calcext:value-type="float">
            <text:p>184.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7944" calcext:value-type="float">
            <text:p>184.7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1848" calcext:value-type="float">
            <text:p>184.7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6608" calcext:value-type="float">
            <text:p>184.6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42328" calcext:value-type="float">
            <text:p>184.7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928" calcext:value-type="float">
            <text:p>184.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42328" calcext:value-type="float">
            <text:p>184.7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45376" calcext:value-type="float">
            <text:p>184.7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6232" calcext:value-type="float">
            <text:p>184.7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48424" calcext:value-type="float">
            <text:p>184.7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48424" calcext:value-type="float">
            <text:p>184.7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0136" calcext:value-type="float">
            <text:p>184.7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0512" calcext:value-type="float">
            <text:p>184.6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0512" calcext:value-type="float">
            <text:p>184.6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0032" calcext:value-type="float">
            <text:p>184.6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308" calcext:value-type="float">
            <text:p>184.6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356" calcext:value-type="float">
            <text:p>184.6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1848" calcext:value-type="float">
            <text:p>184.7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9656" calcext:value-type="float">
            <text:p>184.6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4784" calcext:value-type="float">
            <text:p>184.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53936" calcext:value-type="float">
            <text:p>184.6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44792" calcext:value-type="float">
            <text:p>184.6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38696" calcext:value-type="float">
            <text:p>184.6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38696" calcext:value-type="float">
            <text:p>184.6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53936" calcext:value-type="float">
            <text:p>184.6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356" calcext:value-type="float">
            <text:p>184.6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1368" calcext:value-type="float">
            <text:p>184.6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1368" calcext:value-type="float">
            <text:p>184.6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4896" calcext:value-type="float">
            <text:p>184.7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88" calcext:value-type="float">
            <text:p>184.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832" calcext:value-type="float">
            <text:p>184.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2224" calcext:value-type="float">
            <text:p>184.6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308" calcext:value-type="float">
            <text:p>184.6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5752" calcext:value-type="float">
            <text:p>184.7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9176" calcext:value-type="float">
            <text:p>184.6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38696" calcext:value-type="float">
            <text:p>184.6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44792" calcext:value-type="float">
            <text:p>184.6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41744" calcext:value-type="float">
            <text:p>184.6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2224" calcext:value-type="float">
            <text:p>184.6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1368" calcext:value-type="float">
            <text:p>184.6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1848" calcext:value-type="float">
            <text:p>184.7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356" calcext:value-type="float">
            <text:p>184.6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2224" calcext:value-type="float">
            <text:p>184.6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7944" calcext:value-type="float">
            <text:p>184.7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2224" calcext:value-type="float">
            <text:p>184.6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6608" calcext:value-type="float">
            <text:p>184.6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6608" calcext:value-type="float">
            <text:p>184.6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1368" calcext:value-type="float">
            <text:p>184.6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308" calcext:value-type="float">
            <text:p>184.6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2224" calcext:value-type="float">
            <text:p>184.6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2224" calcext:value-type="float">
            <text:p>184.6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1368" calcext:value-type="float">
            <text:p>184.6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4416" calcext:value-type="float">
            <text:p>184.6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5272" calcext:value-type="float">
            <text:p>184.6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356" calcext:value-type="float">
            <text:p>184.6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6608" calcext:value-type="float">
            <text:p>184.6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2704" calcext:value-type="float">
            <text:p>184.7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5272" calcext:value-type="float">
            <text:p>184.6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5752" calcext:value-type="float">
            <text:p>184.7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5752" calcext:value-type="float">
            <text:p>184.7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9656" calcext:value-type="float">
            <text:p>184.6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6608" calcext:value-type="float">
            <text:p>184.6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5752" calcext:value-type="float">
            <text:p>184.7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5752" calcext:value-type="float">
            <text:p>184.7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2704" calcext:value-type="float">
            <text:p>184.7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7944" calcext:value-type="float">
            <text:p>184.7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9656" calcext:value-type="float">
            <text:p>184.6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2704" calcext:value-type="float">
            <text:p>184.7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5752" calcext:value-type="float">
            <text:p>184.7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4896" calcext:value-type="float">
            <text:p>184.7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2404" calcext:value-type="float">
            <text:p>184.7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51472" calcext:value-type="float">
            <text:p>184.7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20992" calcext:value-type="float">
            <text:p>184.7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60616" calcext:value-type="float">
            <text:p>184.7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06336" calcext:value-type="float">
            <text:p>184.8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60616" calcext:value-type="float">
            <text:p>184.7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2404" calcext:value-type="float">
            <text:p>184.7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3184" calcext:value-type="float">
            <text:p>184.7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6232" calcext:value-type="float">
            <text:p>184.7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27088" calcext:value-type="float">
            <text:p>184.7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4416" calcext:value-type="float">
            <text:p>184.6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2704" calcext:value-type="float">
            <text:p>184.7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27088" calcext:value-type="float">
            <text:p>184.7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1368" calcext:value-type="float">
            <text:p>184.6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53936" calcext:value-type="float">
            <text:p>184.6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9176" calcext:value-type="float">
            <text:p>184.6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356" calcext:value-type="float">
            <text:p>184.6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20992" calcext:value-type="float">
            <text:p>184.7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1848" calcext:value-type="float">
            <text:p>184.7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928" calcext:value-type="float">
            <text:p>184.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356" calcext:value-type="float">
            <text:p>184.6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356" calcext:value-type="float">
            <text:p>184.6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51472" calcext:value-type="float">
            <text:p>184.7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3184" calcext:value-type="float">
            <text:p>184.7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2704" calcext:value-type="float">
            <text:p>184.7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27088" calcext:value-type="float">
            <text:p>184.7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5752" calcext:value-type="float">
            <text:p>184.7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2704" calcext:value-type="float">
            <text:p>184.7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9656" calcext:value-type="float">
            <text:p>184.6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7944" calcext:value-type="float">
            <text:p>184.7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3184" calcext:value-type="float">
            <text:p>184.7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27088" calcext:value-type="float">
            <text:p>184.7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42328" calcext:value-type="float">
            <text:p>184.7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6976" calcext:value-type="float">
            <text:p>184.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81952" calcext:value-type="float">
            <text:p>184.7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81952" calcext:value-type="float">
            <text:p>184.7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97192" calcext:value-type="float">
            <text:p>184.7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81952" calcext:value-type="float">
            <text:p>184.7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72808" calcext:value-type="float">
            <text:p>184.7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85" calcext:value-type="float">
            <text:p>184.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72808" calcext:value-type="float">
            <text:p>184.7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72808" calcext:value-type="float">
            <text:p>184.7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78904" calcext:value-type="float">
            <text:p>184.7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03288" calcext:value-type="float">
            <text:p>184.8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73392" calcext:value-type="float">
            <text:p>184.8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9168" calcext:value-type="float">
            <text:p>184.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28256" calcext:value-type="float">
            <text:p>184.9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58736" calcext:value-type="float">
            <text:p>184.9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92264" calcext:value-type="float">
            <text:p>184.9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80072" calcext:value-type="float">
            <text:p>184.9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86168" calcext:value-type="float">
            <text:p>184.9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07504" calcext:value-type="float">
            <text:p>185.0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80072" calcext:value-type="float">
            <text:p>184.9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61784" calcext:value-type="float">
            <text:p>184.9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374" calcext:value-type="float">
            <text:p>184.9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46544" calcext:value-type="float">
            <text:p>184.9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16064" calcext:value-type="float">
            <text:p>184.9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9168" calcext:value-type="float">
            <text:p>184.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09968" calcext:value-type="float">
            <text:p>184.9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34352" calcext:value-type="float">
            <text:p>184.9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64832" calcext:value-type="float">
            <text:p>184.9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92264" calcext:value-type="float">
            <text:p>184.9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8312" calcext:value-type="float">
            <text:p>184.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6788" calcext:value-type="float">
            <text:p>184.9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5264" calcext:value-type="float">
            <text:p>184.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28256" calcext:value-type="float">
            <text:p>184.9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25208" calcext:value-type="float">
            <text:p>184.9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09968" calcext:value-type="float">
            <text:p>184.9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46544" calcext:value-type="float">
            <text:p>184.9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55688" calcext:value-type="float">
            <text:p>184.9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46544" calcext:value-type="float">
            <text:p>184.9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31304" calcext:value-type="float">
            <text:p>184.9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13016" calcext:value-type="float">
            <text:p>184.9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2216" calcext:value-type="float">
            <text:p>184.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34352" calcext:value-type="float">
            <text:p>184.9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31304" calcext:value-type="float">
            <text:p>184.9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374" calcext:value-type="float">
            <text:p>184.9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73976" calcext:value-type="float">
            <text:p>184.9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43496" calcext:value-type="float">
            <text:p>184.9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374" calcext:value-type="float">
            <text:p>184.9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13016" calcext:value-type="float">
            <text:p>184.9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88632" calcext:value-type="float">
            <text:p>184.8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52056" calcext:value-type="float">
            <text:p>184.8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64248" calcext:value-type="float">
            <text:p>184.8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64248" calcext:value-type="float">
            <text:p>184.8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85584" calcext:value-type="float">
            <text:p>184.8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79488" calcext:value-type="float">
            <text:p>184.8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64248" calcext:value-type="float">
            <text:p>184.8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55104" calcext:value-type="float">
            <text:p>184.8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3072" calcext:value-type="float">
            <text:p>184.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39864" calcext:value-type="float">
            <text:p>184.8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24624" calcext:value-type="float">
            <text:p>184.8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21576" calcext:value-type="float">
            <text:p>184.8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33768" calcext:value-type="float">
            <text:p>184.8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97192" calcext:value-type="float">
            <text:p>184.7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36816" calcext:value-type="float">
            <text:p>184.8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09384" calcext:value-type="float">
            <text:p>184.8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06336" calcext:value-type="float">
            <text:p>184.8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91096" calcext:value-type="float">
            <text:p>184.7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81952" calcext:value-type="float">
            <text:p>184.7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6976" calcext:value-type="float">
            <text:p>184.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75856" calcext:value-type="float">
            <text:p>184.7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72808" calcext:value-type="float">
            <text:p>184.7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66712" calcext:value-type="float">
            <text:p>184.7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0024" calcext:value-type="float">
            <text:p>184.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75856" calcext:value-type="float">
            <text:p>184.7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1368" calcext:value-type="float">
            <text:p>184.6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42328" calcext:value-type="float">
            <text:p>184.7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1848" calcext:value-type="float">
            <text:p>184.7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6608" calcext:value-type="float">
            <text:p>184.6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9656" calcext:value-type="float">
            <text:p>184.6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2224" calcext:value-type="float">
            <text:p>184.6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0032" calcext:value-type="float">
            <text:p>184.6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41744" calcext:value-type="float">
            <text:p>184.6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38696" calcext:value-type="float">
            <text:p>184.6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35648" calcext:value-type="float">
            <text:p>184.6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38696" calcext:value-type="float">
            <text:p>184.6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20408" calcext:value-type="float">
            <text:p>184.6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29552" calcext:value-type="float">
            <text:p>184.6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1736" calcext:value-type="float">
            <text:p>184.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0212" calcext:value-type="float">
            <text:p>184.6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11264" calcext:value-type="float">
            <text:p>184.6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14312" calcext:value-type="float">
            <text:p>184.6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11264" calcext:value-type="float">
            <text:p>184.6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08216" calcext:value-type="float">
            <text:p>184.6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9928" calcext:value-type="float">
            <text:p>184.5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0784" calcext:value-type="float">
            <text:p>184.5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3832" calcext:value-type="float">
            <text:p>184.5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0784" calcext:value-type="float">
            <text:p>184.5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32016" calcext:value-type="float">
            <text:p>184.5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16776" calcext:value-type="float">
            <text:p>184.5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92392" calcext:value-type="float">
            <text:p>184.4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802" calcext:value-type="float">
            <text:p>184.4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6496" calcext:value-type="float">
            <text:p>184.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40576" calcext:value-type="float">
            <text:p>184.4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7528" calcext:value-type="float">
            <text:p>184.4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1432" calcext:value-type="float">
            <text:p>184.4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1432" calcext:value-type="float">
            <text:p>184.4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7528" calcext:value-type="float">
            <text:p>184.4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46672" calcext:value-type="float">
            <text:p>184.4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46672" calcext:value-type="float">
            <text:p>184.4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58864" calcext:value-type="float">
            <text:p>184.4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7528" calcext:value-type="float">
            <text:p>184.4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40576" calcext:value-type="float">
            <text:p>184.4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22288" calcext:value-type="float">
            <text:p>184.4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94856" calcext:value-type="float">
            <text:p>184.3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97904" calcext:value-type="float">
            <text:p>184.3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22288" calcext:value-type="float">
            <text:p>184.4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1924" calcext:value-type="float">
            <text:p>184.4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448" calcext:value-type="float">
            <text:p>184.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448" calcext:value-type="float">
            <text:p>184.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4972" calcext:value-type="float">
            <text:p>184.4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43624" calcext:value-type="float">
            <text:p>184.4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4972" calcext:value-type="float">
            <text:p>184.4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6496" calcext:value-type="float">
            <text:p>184.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4972" calcext:value-type="float">
            <text:p>184.4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52768" calcext:value-type="float">
            <text:p>184.4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74104" calcext:value-type="float">
            <text:p>184.4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46672" calcext:value-type="float">
            <text:p>184.4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4972" calcext:value-type="float">
            <text:p>184.4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6496" calcext:value-type="float">
            <text:p>184.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55816" calcext:value-type="float">
            <text:p>184.4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46672" calcext:value-type="float">
            <text:p>184.4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7528" calcext:value-type="float">
            <text:p>184.4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1432" calcext:value-type="float">
            <text:p>184.4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28384" calcext:value-type="float">
            <text:p>184.4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1432" calcext:value-type="float">
            <text:p>184.4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07048" calcext:value-type="float">
            <text:p>184.4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85712" calcext:value-type="float">
            <text:p>184.3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9992" calcext:value-type="float">
            <text:p>184.3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64376" calcext:value-type="float">
            <text:p>184.3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70472" calcext:value-type="float">
            <text:p>184.3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2184" calcext:value-type="float">
            <text:p>184.3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828" calcext:value-type="float">
            <text:p>184.3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64376" calcext:value-type="float">
            <text:p>184.3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49136" calcext:value-type="float">
            <text:p>184.3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46088" calcext:value-type="float">
            <text:p>184.3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6944" calcext:value-type="float">
            <text:p>184.3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8656" calcext:value-type="float">
            <text:p>184.3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6464" calcext:value-type="float">
            <text:p>184.3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4272" calcext:value-type="float">
            <text:p>184.2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5984" calcext:value-type="float">
            <text:p>184.2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5984" calcext:value-type="float">
            <text:p>184.2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9032" calcext:value-type="float">
            <text:p>184.2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16" calcext:value-type="float">
            <text:p>184.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0744" calcext:value-type="float">
            <text:p>184.2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9032" calcext:value-type="float">
            <text:p>184.2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9032" calcext:value-type="float">
            <text:p>184.2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9888" calcext:value-type="float">
            <text:p>184.2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5984" calcext:value-type="float">
            <text:p>184.2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9032" calcext:value-type="float">
            <text:p>184.2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2936" calcext:value-type="float">
            <text:p>184.2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3792" calcext:value-type="float">
            <text:p>184.2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2456" calcext:value-type="float">
            <text:p>184.2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0264" calcext:value-type="float">
            <text:p>184.2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8552" calcext:value-type="float">
            <text:p>184.2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4648" calcext:value-type="float">
            <text:p>184.2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9408" calcext:value-type="float">
            <text:p>184.2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7696" calcext:value-type="float">
            <text:p>184.2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2936" calcext:value-type="float">
            <text:p>184.2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4648" calcext:value-type="float">
            <text:p>184.2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1224" calcext:value-type="float">
            <text:p>184.2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208" calcext:value-type="float">
            <text:p>184.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5984" calcext:value-type="float">
            <text:p>184.2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732" calcext:value-type="float">
            <text:p>184.2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0848" calcext:value-type="float">
            <text:p>184.3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9992" calcext:value-type="float">
            <text:p>184.3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6944" calcext:value-type="float">
            <text:p>184.3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0368" calcext:value-type="float">
            <text:p>184.3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1224" calcext:value-type="float">
            <text:p>184.2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0848" calcext:value-type="float">
            <text:p>184.3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78" calcext:value-type="float">
            <text:p>184.3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61328" calcext:value-type="float">
            <text:p>184.3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61328" calcext:value-type="float">
            <text:p>184.3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2184" calcext:value-type="float">
            <text:p>184.3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4304" calcext:value-type="float">
            <text:p>184.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61328" calcext:value-type="float">
            <text:p>184.3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5232" calcext:value-type="float">
            <text:p>184.3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64376" calcext:value-type="float">
            <text:p>184.3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9992" calcext:value-type="float">
            <text:p>184.3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78" calcext:value-type="float">
            <text:p>184.3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78" calcext:value-type="float">
            <text:p>184.3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9992" calcext:value-type="float">
            <text:p>184.3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2184" calcext:value-type="float">
            <text:p>184.3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0848" calcext:value-type="float">
            <text:p>184.3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256" calcext:value-type="float">
            <text:p>184.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49136" calcext:value-type="float">
            <text:p>184.3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1704" calcext:value-type="float">
            <text:p>184.3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9992" calcext:value-type="float">
            <text:p>184.3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8656" calcext:value-type="float">
            <text:p>184.3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1224" calcext:value-type="float">
            <text:p>184.2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4272" calcext:value-type="float">
            <text:p>184.2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9512" calcext:value-type="float">
            <text:p>184.3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0368" calcext:value-type="float">
            <text:p>184.3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8656" calcext:value-type="float">
            <text:p>184.3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8656" calcext:value-type="float">
            <text:p>184.3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256" calcext:value-type="float">
            <text:p>184.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8176" calcext:value-type="float">
            <text:p>184.2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16" calcext:value-type="float">
            <text:p>184.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208" calcext:value-type="float">
            <text:p>184.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5608" calcext:value-type="float">
            <text:p>184.3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732" calcext:value-type="float">
            <text:p>184.2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7696" calcext:value-type="float">
            <text:p>184.2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9408" calcext:value-type="float">
            <text:p>184.2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0264" calcext:value-type="float">
            <text:p>184.2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636" calcext:value-type="float">
            <text:p>184.2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0264" calcext:value-type="float">
            <text:p>184.2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3312" calcext:value-type="float">
            <text:p>184.2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7216" calcext:value-type="float">
            <text:p>184.2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8552" calcext:value-type="float">
            <text:p>184.2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4272" calcext:value-type="float">
            <text:p>184.2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0744" calcext:value-type="float">
            <text:p>184.2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3312" calcext:value-type="float">
            <text:p>184.2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47968" calcext:value-type="float">
            <text:p>184.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4544" calcext:value-type="float">
            <text:p>184.1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1976" calcext:value-type="float">
            <text:p>184.2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6256" calcext:value-type="float">
            <text:p>184.1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4064" calcext:value-type="float">
            <text:p>184.1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2352" calcext:value-type="float">
            <text:p>184.1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9784" calcext:value-type="float">
            <text:p>184.1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4544" calcext:value-type="float">
            <text:p>184.1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064" calcext:value-type="float">
            <text:p>184.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3688" calcext:value-type="float">
            <text:p>184.1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02832" calcext:value-type="float">
            <text:p>184.2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02832" calcext:value-type="float">
            <text:p>184.2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8448" calcext:value-type="float">
            <text:p>184.1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6256" calcext:value-type="float">
            <text:p>184.1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2352" calcext:value-type="float">
            <text:p>184.1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7216" calcext:value-type="float">
            <text:p>184.2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2936" calcext:value-type="float">
            <text:p>184.2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2456" calcext:value-type="float">
            <text:p>184.2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0264" calcext:value-type="float">
            <text:p>184.2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5504" calcext:value-type="float">
            <text:p>184.2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8552" calcext:value-type="float">
            <text:p>184.2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3792" calcext:value-type="float">
            <text:p>184.2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4648" calcext:value-type="float">
            <text:p>184.2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9408" calcext:value-type="float">
            <text:p>184.2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0588" calcext:value-type="float">
            <text:p>184.2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7592" calcext:value-type="float">
            <text:p>184.1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4544" calcext:value-type="float">
            <text:p>184.1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8448" calcext:value-type="float">
            <text:p>184.1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064" calcext:value-type="float">
            <text:p>184.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1976" calcext:value-type="float">
            <text:p>184.2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4648" calcext:value-type="float">
            <text:p>184.2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112" calcext:value-type="float">
            <text:p>184.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112" calcext:value-type="float">
            <text:p>184.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4168" calcext:value-type="float">
            <text:p>184.2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0264" calcext:value-type="float">
            <text:p>184.2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4544" calcext:value-type="float">
            <text:p>184.1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02832" calcext:value-type="float">
            <text:p>184.2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1976" calcext:value-type="float">
            <text:p>184.2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7696" calcext:value-type="float">
            <text:p>184.2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3312" calcext:value-type="float">
            <text:p>184.2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1976" calcext:value-type="float">
            <text:p>184.2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2352" calcext:value-type="float">
            <text:p>184.1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8824" calcext:value-type="float">
            <text:p>184.1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968" calcext:value-type="float">
            <text:p>184.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7112" calcext:value-type="float">
            <text:p>184.1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3312" calcext:value-type="float">
            <text:p>184.2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5024" calcext:value-type="float">
            <text:p>184.2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1496" calcext:value-type="float">
            <text:p>184.1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1016" calcext:value-type="float">
            <text:p>184.1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41872" calcext:value-type="float">
            <text:p>184.1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2728" calcext:value-type="float">
            <text:p>184.1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7592" calcext:value-type="float">
            <text:p>184.1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4544" calcext:value-type="float">
            <text:p>184.1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3688" calcext:value-type="float">
            <text:p>184.1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1976" calcext:value-type="float">
            <text:p>184.2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9784" calcext:value-type="float">
            <text:p>184.1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4544" calcext:value-type="float">
            <text:p>184.1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9304" calcext:value-type="float">
            <text:p>184.1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9784" calcext:value-type="float">
            <text:p>184.1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9408" calcext:value-type="float">
            <text:p>184.2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8176" calcext:value-type="float">
            <text:p>184.2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684" calcext:value-type="float">
            <text:p>184.2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3312" calcext:value-type="float">
            <text:p>184.2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1976" calcext:value-type="float">
            <text:p>184.2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8552" calcext:value-type="float">
            <text:p>184.2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5128" calcext:value-type="float">
            <text:p>184.2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5984" calcext:value-type="float">
            <text:p>184.2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1224" calcext:value-type="float">
            <text:p>184.2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9888" calcext:value-type="float">
            <text:p>184.2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2936" calcext:value-type="float">
            <text:p>184.2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0744" calcext:value-type="float">
            <text:p>184.2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78" calcext:value-type="float">
            <text:p>184.3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6944" calcext:value-type="float">
            <text:p>184.3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3896" calcext:value-type="float">
            <text:p>184.3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78" calcext:value-type="float">
            <text:p>184.3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9032" calcext:value-type="float">
            <text:p>184.2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4648" calcext:value-type="float">
            <text:p>184.2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3792" calcext:value-type="float">
            <text:p>184.2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0368" calcext:value-type="float">
            <text:p>184.3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9032" calcext:value-type="float">
            <text:p>184.2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7696" calcext:value-type="float">
            <text:p>184.2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636" calcext:value-type="float">
            <text:p>184.2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7696" calcext:value-type="float">
            <text:p>184.2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7696" calcext:value-type="float">
            <text:p>184.2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5504" calcext:value-type="float">
            <text:p>184.2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0744" calcext:value-type="float">
            <text:p>184.2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5128" calcext:value-type="float">
            <text:p>184.2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2936" calcext:value-type="float">
            <text:p>184.2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0744" calcext:value-type="float">
            <text:p>184.2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7696" calcext:value-type="float">
            <text:p>184.2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2456" calcext:value-type="float">
            <text:p>184.2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5504" calcext:value-type="float">
            <text:p>184.2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2456" calcext:value-type="float">
            <text:p>184.2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3688" calcext:value-type="float">
            <text:p>184.1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8448" calcext:value-type="float">
            <text:p>184.1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8824" calcext:value-type="float">
            <text:p>184.1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6632" calcext:value-type="float">
            <text:p>184.1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05296" calcext:value-type="float">
            <text:p>184.1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7112" calcext:value-type="float">
            <text:p>184.1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7112" calcext:value-type="float">
            <text:p>184.1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4064" calcext:value-type="float">
            <text:p>184.1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9304" calcext:value-type="float">
            <text:p>184.1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016" calcext:value-type="float">
            <text:p>184.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2352" calcext:value-type="float">
            <text:p>184.1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4544" calcext:value-type="float">
            <text:p>184.1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7592" calcext:value-type="float">
            <text:p>184.1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02832" calcext:value-type="float">
            <text:p>184.2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1976" calcext:value-type="float">
            <text:p>184.2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4544" calcext:value-type="float">
            <text:p>184.1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9304" calcext:value-type="float">
            <text:p>184.1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54" calcext:value-type="float">
            <text:p>184.1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47968" calcext:value-type="float">
            <text:p>184.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7112" calcext:value-type="float">
            <text:p>184.1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2728" calcext:value-type="float">
            <text:p>184.1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4064" calcext:value-type="float">
            <text:p>184.1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54" calcext:value-type="float">
            <text:p>184.1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47968" calcext:value-type="float">
            <text:p>184.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17488" calcext:value-type="float">
            <text:p>184.1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7112" calcext:value-type="float">
            <text:p>184.1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5776" calcext:value-type="float">
            <text:p>184.1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2728" calcext:value-type="float">
            <text:p>184.1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3688" calcext:value-type="float">
            <text:p>184.1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8448" calcext:value-type="float">
            <text:p>184.1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1496" calcext:value-type="float">
            <text:p>184.1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3208" calcext:value-type="float">
            <text:p>184.1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1496" calcext:value-type="float">
            <text:p>184.1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02832" calcext:value-type="float">
            <text:p>184.2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6736" calcext:value-type="float">
            <text:p>184.1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8448" calcext:value-type="float">
            <text:p>184.1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2352" calcext:value-type="float">
            <text:p>184.1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1496" calcext:value-type="float">
            <text:p>184.1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4544" calcext:value-type="float">
            <text:p>184.1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1976" calcext:value-type="float">
            <text:p>184.2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064" calcext:value-type="float">
            <text:p>184.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9784" calcext:value-type="float">
            <text:p>184.1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5504" calcext:value-type="float">
            <text:p>184.2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4272" calcext:value-type="float">
            <text:p>184.2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8552" calcext:value-type="float">
            <text:p>184.2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3312" calcext:value-type="float">
            <text:p>184.2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208" calcext:value-type="float">
            <text:p>184.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5984" calcext:value-type="float">
            <text:p>184.2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0264" calcext:value-type="float">
            <text:p>184.2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4168" calcext:value-type="float">
            <text:p>184.2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7216" calcext:value-type="float">
            <text:p>184.2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9408" calcext:value-type="float">
            <text:p>184.2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3312" calcext:value-type="float">
            <text:p>184.2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636" calcext:value-type="float">
            <text:p>184.2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3312" calcext:value-type="float">
            <text:p>184.2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7216" calcext:value-type="float">
            <text:p>184.2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0264" calcext:value-type="float">
            <text:p>184.2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9408" calcext:value-type="float">
            <text:p>184.2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5024" calcext:value-type="float">
            <text:p>184.2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9304" calcext:value-type="float">
            <text:p>184.1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3208" calcext:value-type="float">
            <text:p>184.1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2352" calcext:value-type="float">
            <text:p>184.1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8824" calcext:value-type="float">
            <text:p>184.1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1016" calcext:value-type="float">
            <text:p>184.1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9784" calcext:value-type="float">
            <text:p>184.1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064" calcext:value-type="float">
            <text:p>184.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3688" calcext:value-type="float">
            <text:p>184.1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21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0588" calcext:value-type="float">
            <text:p>184.2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064" calcext:value-type="float">
            <text:p>184.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064" calcext:value-type="float">
            <text:p>184.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7592" calcext:value-type="float">
            <text:p>184.1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5024" calcext:value-type="float">
            <text:p>184.2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8552" calcext:value-type="float">
            <text:p>184.2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5504" calcext:value-type="float">
            <text:p>184.2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5504" calcext:value-type="float">
            <text:p>184.2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2456" calcext:value-type="float">
            <text:p>184.2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4168" calcext:value-type="float">
            <text:p>184.2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112" calcext:value-type="float">
            <text:p>184.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112" calcext:value-type="float">
            <text:p>184.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3688" calcext:value-type="float">
            <text:p>184.1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3688" calcext:value-type="float">
            <text:p>184.1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8072" calcext:value-type="float">
            <text:p>184.2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16" calcext:value-type="float">
            <text:p>184.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684" calcext:value-type="float">
            <text:p>184.2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8176" calcext:value-type="float">
            <text:p>184.2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5984" calcext:value-type="float">
            <text:p>184.2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732" calcext:value-type="float">
            <text:p>184.2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732" calcext:value-type="float">
            <text:p>184.2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9032" calcext:value-type="float">
            <text:p>184.2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0744" calcext:value-type="float">
            <text:p>184.2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684" calcext:value-type="float">
            <text:p>184.2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4272" calcext:value-type="float">
            <text:p>184.2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732" calcext:value-type="float">
            <text:p>184.2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256" calcext:value-type="float">
            <text:p>184.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8176" calcext:value-type="float">
            <text:p>184.2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208" calcext:value-type="float">
            <text:p>184.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5984" calcext:value-type="float">
            <text:p>184.2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3792" calcext:value-type="float">
            <text:p>184.2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7696" calcext:value-type="float">
            <text:p>184.2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2936" calcext:value-type="float">
            <text:p>184.2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3416" calcext:value-type="float">
            <text:p>184.3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208" calcext:value-type="float">
            <text:p>184.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4648" calcext:value-type="float">
            <text:p>184.2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112" calcext:value-type="float">
            <text:p>184.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636" calcext:value-type="float">
            <text:p>184.2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08928" calcext:value-type="float">
            <text:p>184.2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7592" calcext:value-type="float">
            <text:p>184.1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4544" calcext:value-type="float">
            <text:p>184.1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8072" calcext:value-type="float">
            <text:p>184.2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9408" calcext:value-type="float">
            <text:p>184.2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8072" calcext:value-type="float">
            <text:p>184.2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08928" calcext:value-type="float">
            <text:p>184.2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112" calcext:value-type="float">
            <text:p>184.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9408" calcext:value-type="float">
            <text:p>184.2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8552" calcext:value-type="float">
            <text:p>184.2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9408" calcext:value-type="float">
            <text:p>184.2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684" calcext:value-type="float">
            <text:p>184.2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9888" calcext:value-type="float">
            <text:p>184.2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9032" calcext:value-type="float">
            <text:p>184.2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4272" calcext:value-type="float">
            <text:p>184.2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4272" calcext:value-type="float">
            <text:p>184.2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6464" calcext:value-type="float">
            <text:p>184.3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4272" calcext:value-type="float">
            <text:p>184.2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0368" calcext:value-type="float">
            <text:p>184.3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4272" calcext:value-type="float">
            <text:p>184.2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1224" calcext:value-type="float">
            <text:p>184.2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3416" calcext:value-type="float">
            <text:p>184.3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1704" calcext:value-type="float">
            <text:p>184.3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1704" calcext:value-type="float">
            <text:p>184.3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9512" calcext:value-type="float">
            <text:p>184.3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8176" calcext:value-type="float">
            <text:p>184.2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8176" calcext:value-type="float">
            <text:p>184.2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684" calcext:value-type="float">
            <text:p>184.2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9032" calcext:value-type="float">
            <text:p>184.2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3792" calcext:value-type="float">
            <text:p>184.2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684" calcext:value-type="float">
            <text:p>184.2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8176" calcext:value-type="float">
            <text:p>184.2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1224" calcext:value-type="float">
            <text:p>184.2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9888" calcext:value-type="float">
            <text:p>184.2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2936" calcext:value-type="float">
            <text:p>184.2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4272" calcext:value-type="float">
            <text:p>184.2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208" calcext:value-type="float">
            <text:p>184.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8176" calcext:value-type="float">
            <text:p>184.2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9512" calcext:value-type="float">
            <text:p>184.3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256" calcext:value-type="float">
            <text:p>184.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78" calcext:value-type="float">
            <text:p>184.3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4752" calcext:value-type="float">
            <text:p>184.3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732" calcext:value-type="float">
            <text:p>184.2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8176" calcext:value-type="float">
            <text:p>184.2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684" calcext:value-type="float">
            <text:p>184.2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16" calcext:value-type="float">
            <text:p>184.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7696" calcext:value-type="float">
            <text:p>184.2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0744" calcext:value-type="float">
            <text:p>184.2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0744" calcext:value-type="float">
            <text:p>184.2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5984" calcext:value-type="float">
            <text:p>184.2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7216" calcext:value-type="float">
            <text:p>184.2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02832" calcext:value-type="float">
            <text:p>184.2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8448" calcext:value-type="float">
            <text:p>184.1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2352" calcext:value-type="float">
            <text:p>184.1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8448" calcext:value-type="float">
            <text:p>184.1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2352" calcext:value-type="float">
            <text:p>184.1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7112" calcext:value-type="float">
            <text:p>184.1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7112" calcext:value-type="float">
            <text:p>184.1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968" calcext:value-type="float">
            <text:p>184.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1016" calcext:value-type="float">
            <text:p>184.1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4064" calcext:value-type="float">
            <text:p>184.1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968" calcext:value-type="float">
            <text:p>184.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41872" calcext:value-type="float">
            <text:p>184.1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7112" calcext:value-type="float">
            <text:p>184.1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3208" calcext:value-type="float">
            <text:p>184.1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5776" calcext:value-type="float">
            <text:p>184.1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02248" calcext:value-type="float">
            <text:p>184.1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7008" calcext:value-type="float">
            <text:p>184.0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92" calcext:value-type="float">
            <text:p>184.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74816" calcext:value-type="float">
            <text:p>184.0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74816" calcext:value-type="float">
            <text:p>184.0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6872" calcext:value-type="float">
            <text:p>184.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0912" calcext:value-type="float">
            <text:p>184.0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56528" calcext:value-type="float">
            <text:p>184.0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35192" calcext:value-type="float">
            <text:p>184.0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29096" calcext:value-type="float">
            <text:p>184.0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10808" calcext:value-type="float">
            <text:p>184.0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13856" calcext:value-type="float">
            <text:p>184.0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5568" calcext:value-type="float">
            <text:p>183.9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204" calcext:value-type="float">
            <text:p>183.9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5944" calcext:value-type="float">
            <text:p>183.9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5944" calcext:value-type="float">
            <text:p>183.9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5944" calcext:value-type="float">
            <text:p>183.9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3752" calcext:value-type="float">
            <text:p>183.9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9848" calcext:value-type="float">
            <text:p>183.9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9848" calcext:value-type="float">
            <text:p>183.9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68" calcext:value-type="float">
            <text:p>183.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9368" calcext:value-type="float">
            <text:p>183.9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8512" calcext:value-type="float">
            <text:p>183.9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8512" calcext:value-type="float">
            <text:p>183.9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9848" calcext:value-type="float">
            <text:p>183.9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0704" calcext:value-type="float">
            <text:p>183.9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0704" calcext:value-type="float">
            <text:p>183.9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5944" calcext:value-type="float">
            <text:p>183.9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5944" calcext:value-type="float">
            <text:p>183.9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204" calcext:value-type="float">
            <text:p>183.9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3752" calcext:value-type="float">
            <text:p>183.9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68" calcext:value-type="float">
            <text:p>183.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204" calcext:value-type="float">
            <text:p>183.9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5944" calcext:value-type="float">
            <text:p>183.9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7656" calcext:value-type="float">
            <text:p>183.9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3272" calcext:value-type="float">
            <text:p>183.9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9368" calcext:value-type="float">
            <text:p>183.9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9368" calcext:value-type="float">
            <text:p>183.9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156" calcext:value-type="float">
            <text:p>183.9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7656" calcext:value-type="float">
            <text:p>183.9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71184" calcext:value-type="float">
            <text:p>183.9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5944" calcext:value-type="float">
            <text:p>183.9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2416" calcext:value-type="float">
            <text:p>183.9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8512" calcext:value-type="float">
            <text:p>183.9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7656" calcext:value-type="float">
            <text:p>183.9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3752" calcext:value-type="float">
            <text:p>183.9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5568" calcext:value-type="float">
            <text:p>183.9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252" calcext:value-type="float">
            <text:p>183.9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8136" calcext:value-type="float">
            <text:p>183.9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0776" calcext:value-type="float">
            <text:p>184.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59576" calcext:value-type="float">
            <text:p>184.0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16904" calcext:value-type="float">
            <text:p>184.0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01664" calcext:value-type="float">
            <text:p>184.0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0776" calcext:value-type="float">
            <text:p>184.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9472" calcext:value-type="float">
            <text:p>183.9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5568" calcext:value-type="float">
            <text:p>183.9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252" calcext:value-type="float">
            <text:p>183.9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252" calcext:value-type="float">
            <text:p>183.9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6424" calcext:value-type="float">
            <text:p>183.9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5088" calcext:value-type="float">
            <text:p>183.9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9472" calcext:value-type="float">
            <text:p>183.9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10808" calcext:value-type="float">
            <text:p>184.0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0328" calcext:value-type="float">
            <text:p>183.9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68" calcext:value-type="float">
            <text:p>183.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0224" calcext:value-type="float">
            <text:p>183.9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9368" calcext:value-type="float">
            <text:p>183.9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0704" calcext:value-type="float">
            <text:p>183.9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2896" calcext:value-type="float">
            <text:p>183.9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9368" calcext:value-type="float">
            <text:p>183.9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0224" calcext:value-type="float">
            <text:p>183.9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3376" calcext:value-type="float">
            <text:p>183.9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2896" calcext:value-type="float">
            <text:p>183.9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3752" calcext:value-type="float">
            <text:p>183.9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4608" calcext:value-type="float">
            <text:p>183.9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9368" calcext:value-type="float">
            <text:p>183.9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3752" calcext:value-type="float">
            <text:p>183.9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13856" calcext:value-type="float">
            <text:p>184.0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10808" calcext:value-type="float">
            <text:p>184.0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74232" calcext:value-type="float">
            <text:p>183.9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0328" calcext:value-type="float">
            <text:p>183.9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8136" calcext:value-type="float">
            <text:p>183.9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4608" calcext:value-type="float">
            <text:p>183.9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0224" calcext:value-type="float">
            <text:p>183.9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5464" calcext:value-type="float">
            <text:p>183.9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5464" calcext:value-type="float">
            <text:p>183.9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9848" calcext:value-type="float">
            <text:p>183.9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7656" calcext:value-type="float">
            <text:p>183.9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8136" calcext:value-type="float">
            <text:p>183.9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5088" calcext:value-type="float">
            <text:p>183.9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2416" calcext:value-type="float">
            <text:p>183.9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0224" calcext:value-type="float">
            <text:p>183.9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94984" calcext:value-type="float">
            <text:p>183.8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1456" calcext:value-type="float">
            <text:p>183.8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1456" calcext:value-type="float">
            <text:p>183.8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0108" calcext:value-type="float">
            <text:p>183.9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3752" calcext:value-type="float">
            <text:p>183.9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3272" calcext:value-type="float">
            <text:p>183.9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88888" calcext:value-type="float">
            <text:p>183.8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8584" calcext:value-type="float">
            <text:p>183.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0224" calcext:value-type="float">
            <text:p>183.9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252" calcext:value-type="float">
            <text:p>183.9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3752" calcext:value-type="float">
            <text:p>183.9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0704" calcext:value-type="float">
            <text:p>183.9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98032" calcext:value-type="float">
            <text:p>183.8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88888" calcext:value-type="float">
            <text:p>183.8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73648" calcext:value-type="float">
            <text:p>183.8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94984" calcext:value-type="float">
            <text:p>183.8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8584" calcext:value-type="float">
            <text:p>183.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0108" calcext:value-type="float">
            <text:p>183.9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156" calcext:value-type="float">
            <text:p>183.9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204" calcext:value-type="float">
            <text:p>183.9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91936" calcext:value-type="float">
            <text:p>183.8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0224" calcext:value-type="float">
            <text:p>183.9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5464" calcext:value-type="float">
            <text:p>183.9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74232" calcext:value-type="float">
            <text:p>183.9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8136" calcext:value-type="float">
            <text:p>183.9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5088" calcext:value-type="float">
            <text:p>183.9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5568" calcext:value-type="float">
            <text:p>183.9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0704" calcext:value-type="float">
            <text:p>183.9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0108" calcext:value-type="float">
            <text:p>183.9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3752" calcext:value-type="float">
            <text:p>183.9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5088" calcext:value-type="float">
            <text:p>183.9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0704" calcext:value-type="float">
            <text:p>183.9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3752" calcext:value-type="float">
            <text:p>183.9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2416" calcext:value-type="float">
            <text:p>183.9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7728" calcext:value-type="float">
            <text:p>183.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74232" calcext:value-type="float">
            <text:p>183.9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0328" calcext:value-type="float">
            <text:p>183.9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8512" calcext:value-type="float">
            <text:p>183.9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7656" calcext:value-type="float">
            <text:p>183.9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156" calcext:value-type="float">
            <text:p>183.9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9368" calcext:value-type="float">
            <text:p>183.9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94984" calcext:value-type="float">
            <text:p>183.8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91936" calcext:value-type="float">
            <text:p>183.8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52312" calcext:value-type="float">
            <text:p>183.8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82792" calcext:value-type="float">
            <text:p>183.8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1456" calcext:value-type="float">
            <text:p>183.8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82792" calcext:value-type="float">
            <text:p>183.8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1456" calcext:value-type="float">
            <text:p>183.8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37072" calcext:value-type="float">
            <text:p>183.8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6592" calcext:value-type="float">
            <text:p>183.8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6592" calcext:value-type="float">
            <text:p>183.8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4012" calcext:value-type="float">
            <text:p>183.8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7552" calcext:value-type="float">
            <text:p>183.8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52312" calcext:value-type="float">
            <text:p>183.8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37072" calcext:value-type="float">
            <text:p>183.8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7448" calcext:value-type="float">
            <text:p>183.7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964" calcext:value-type="float">
            <text:p>183.8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7552" calcext:value-type="float">
            <text:p>183.8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58408" calcext:value-type="float">
            <text:p>183.8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1456" calcext:value-type="float">
            <text:p>183.8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5536" calcext:value-type="float">
            <text:p>183.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58408" calcext:value-type="float">
            <text:p>183.8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7552" calcext:value-type="float">
            <text:p>183.8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1832" calcext:value-type="float">
            <text:p>183.8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964" calcext:value-type="float">
            <text:p>183.8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4504" calcext:value-type="float">
            <text:p>183.8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156" calcext:value-type="float">
            <text:p>183.9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5464" calcext:value-type="float">
            <text:p>183.9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3376" calcext:value-type="float">
            <text:p>183.9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0108" calcext:value-type="float">
            <text:p>183.9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82792" calcext:value-type="float">
            <text:p>183.8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79744" calcext:value-type="float">
            <text:p>183.8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9368" calcext:value-type="float">
            <text:p>183.9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8512" calcext:value-type="float">
            <text:p>183.9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204" calcext:value-type="float">
            <text:p>183.9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9472" calcext:value-type="float">
            <text:p>183.9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3752" calcext:value-type="float">
            <text:p>183.9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0224" calcext:value-type="float">
            <text:p>183.9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5464" calcext:value-type="float">
            <text:p>183.9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3752" calcext:value-type="float">
            <text:p>183.9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19952" calcext:value-type="float">
            <text:p>184.0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32144" calcext:value-type="float">
            <text:p>184.0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3824" calcext:value-type="float">
            <text:p>184.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23" calcext:value-type="float">
            <text:p>184.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16904" calcext:value-type="float">
            <text:p>184.0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41288" calcext:value-type="float">
            <text:p>184.0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252" calcext:value-type="float">
            <text:p>183.9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2896" calcext:value-type="float">
            <text:p>183.9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2416" calcext:value-type="float">
            <text:p>183.9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07176" calcext:value-type="float">
            <text:p>183.9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68" calcext:value-type="float">
            <text:p>183.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5088" calcext:value-type="float">
            <text:p>183.9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7656" calcext:value-type="float">
            <text:p>183.9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3752" calcext:value-type="float">
            <text:p>183.9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7656" calcext:value-type="float">
            <text:p>183.9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04128" calcext:value-type="float">
            <text:p>183.9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52312" calcext:value-type="float">
            <text:p>183.8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52312" calcext:value-type="float">
            <text:p>183.8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9368" calcext:value-type="float">
            <text:p>183.9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0704" calcext:value-type="float">
            <text:p>183.9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76696" calcext:value-type="float">
            <text:p>183.8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706" calcext:value-type="float">
            <text:p>183.8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52312" calcext:value-type="float">
            <text:p>183.8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7928" calcext:value-type="float">
            <text:p>183.8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1832" calcext:value-type="float">
            <text:p>183.8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18784" calcext:value-type="float">
            <text:p>183.8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18784" calcext:value-type="float">
            <text:p>183.8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44" calcext:value-type="float">
            <text:p>183.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0496" calcext:value-type="float">
            <text:p>183.8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5256" calcext:value-type="float">
            <text:p>183.7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6112" calcext:value-type="float">
            <text:p>183.7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392" calcext:value-type="float">
            <text:p>183.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7448" calcext:value-type="float">
            <text:p>183.7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34024" calcext:value-type="float">
            <text:p>183.8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8304" calcext:value-type="float">
            <text:p>183.7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964" calcext:value-type="float">
            <text:p>183.8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2208" calcext:value-type="float">
            <text:p>183.7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8304" calcext:value-type="float">
            <text:p>183.7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5256" calcext:value-type="float">
            <text:p>183.7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5256" calcext:value-type="float">
            <text:p>183.7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46216" calcext:value-type="float">
            <text:p>183.8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37072" calcext:value-type="float">
            <text:p>183.8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488" calcext:value-type="float">
            <text:p>183.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488" calcext:value-type="float">
            <text:p>183.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34024" calcext:value-type="float">
            <text:p>183.8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7552" calcext:value-type="float">
            <text:p>183.8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52312" calcext:value-type="float">
            <text:p>183.8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5536" calcext:value-type="float">
            <text:p>183.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7928" calcext:value-type="float">
            <text:p>183.8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6592" calcext:value-type="float">
            <text:p>183.8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12688" calcext:value-type="float">
            <text:p>183.8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6968" calcext:value-type="float">
            <text:p>183.7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5632" calcext:value-type="float">
            <text:p>183.7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3064" calcext:value-type="float">
            <text:p>183.7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6488" calcext:value-type="float">
            <text:p>183.7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7824" calcext:value-type="float">
            <text:p>183.7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3544" calcext:value-type="float">
            <text:p>183.8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6968" calcext:value-type="float">
            <text:p>183.7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0392" calcext:value-type="float">
            <text:p>183.7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0016" calcext:value-type="float">
            <text:p>183.7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0016" calcext:value-type="float">
            <text:p>183.7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4776" calcext:value-type="float">
            <text:p>183.7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2584" calcext:value-type="float">
            <text:p>183.7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7448" calcext:value-type="float">
            <text:p>183.7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15736" calcext:value-type="float">
            <text:p>183.8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1832" calcext:value-type="float">
            <text:p>183.8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488" calcext:value-type="float">
            <text:p>183.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8304" calcext:value-type="float">
            <text:p>183.7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44" calcext:value-type="float">
            <text:p>183.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6112" calcext:value-type="float">
            <text:p>183.7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8304" calcext:value-type="float">
            <text:p>183.7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9536" calcext:value-type="float">
            <text:p>183.7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5632" calcext:value-type="float">
            <text:p>183.7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2584" calcext:value-type="float">
            <text:p>183.7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2584" calcext:value-type="float">
            <text:p>183.7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5632" calcext:value-type="float">
            <text:p>183.7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4776" calcext:value-type="float">
            <text:p>183.7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2208" calcext:value-type="float">
            <text:p>183.7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3544" calcext:value-type="float">
            <text:p>183.8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15736" calcext:value-type="float">
            <text:p>183.8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46216" calcext:value-type="float">
            <text:p>183.8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7928" calcext:value-type="float">
            <text:p>183.8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12688" calcext:value-type="float">
            <text:p>183.8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7928" calcext:value-type="float">
            <text:p>183.8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76696" calcext:value-type="float">
            <text:p>183.8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26176" calcext:value-type="float">
            <text:p>183.5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49264" calcext:value-type="float">
            <text:p>183.8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12688" calcext:value-type="float">
            <text:p>183.8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7928" calcext:value-type="float">
            <text:p>183.8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0496" calcext:value-type="float">
            <text:p>183.8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1352" calcext:value-type="float">
            <text:p>183.7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916" calcext:value-type="float">
            <text:p>183.7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964" calcext:value-type="float">
            <text:p>183.8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12688" calcext:value-type="float">
            <text:p>183.8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6592" calcext:value-type="float">
            <text:p>183.8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0872" calcext:value-type="float">
            <text:p>183.7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2584" calcext:value-type="float">
            <text:p>183.7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392" calcext:value-type="float">
            <text:p>183.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6592" calcext:value-type="float">
            <text:p>183.8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34024" calcext:value-type="float">
            <text:p>183.8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34024" calcext:value-type="float">
            <text:p>183.8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964" calcext:value-type="float">
            <text:p>183.8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15736" calcext:value-type="float">
            <text:p>183.8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0016" calcext:value-type="float">
            <text:p>183.7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4776" calcext:value-type="float">
            <text:p>183.7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5632" calcext:value-type="float">
            <text:p>183.7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4776" calcext:value-type="float">
            <text:p>183.7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3064" calcext:value-type="float">
            <text:p>183.7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2208" calcext:value-type="float">
            <text:p>183.7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5256" calcext:value-type="float">
            <text:p>183.7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1352" calcext:value-type="float">
            <text:p>183.7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0496" calcext:value-type="float">
            <text:p>183.8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7552" calcext:value-type="float">
            <text:p>183.8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49264" calcext:value-type="float">
            <text:p>183.8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5536" calcext:value-type="float">
            <text:p>183.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488" calcext:value-type="float">
            <text:p>183.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0496" calcext:value-type="float">
            <text:p>183.8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6112" calcext:value-type="float">
            <text:p>183.7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0872" calcext:value-type="float">
            <text:p>183.7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1728" calcext:value-type="float">
            <text:p>183.7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344" calcext:value-type="float">
            <text:p>183.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0016" calcext:value-type="float">
            <text:p>183.7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8304" calcext:value-type="float">
            <text:p>183.7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6968" calcext:value-type="float">
            <text:p>183.7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392" calcext:value-type="float">
            <text:p>183.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392" calcext:value-type="float">
            <text:p>183.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2208" calcext:value-type="float">
            <text:p>183.7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3064" calcext:value-type="float">
            <text:p>183.7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0872" calcext:value-type="float">
            <text:p>183.7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1728" calcext:value-type="float">
            <text:p>183.7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6488" calcext:value-type="float">
            <text:p>183.7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0296" calcext:value-type="float">
            <text:p>183.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24296" calcext:value-type="float">
            <text:p>183.7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09056" calcext:value-type="float">
            <text:p>183.7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6488" calcext:value-type="float">
            <text:p>183.7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7824" calcext:value-type="float">
            <text:p>183.7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7448" calcext:value-type="float">
            <text:p>183.7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3544" calcext:value-type="float">
            <text:p>183.8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1352" calcext:value-type="float">
            <text:p>183.7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4776" calcext:value-type="float">
            <text:p>183.7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4776" calcext:value-type="float">
            <text:p>183.7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392" calcext:value-type="float">
            <text:p>183.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2208" calcext:value-type="float">
            <text:p>183.7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0392" calcext:value-type="float">
            <text:p>183.7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5632" calcext:value-type="float">
            <text:p>183.7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4776" calcext:value-type="float">
            <text:p>183.7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4776" calcext:value-type="float">
            <text:p>183.7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5632" calcext:value-type="float">
            <text:p>183.7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5632" calcext:value-type="float">
            <text:p>183.7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868" calcext:value-type="float">
            <text:p>183.7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4776" calcext:value-type="float">
            <text:p>183.7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7824" calcext:value-type="float">
            <text:p>183.7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6112" calcext:value-type="float">
            <text:p>183.7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44" calcext:value-type="float">
            <text:p>183.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7448" calcext:value-type="float">
            <text:p>183.7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44" calcext:value-type="float">
            <text:p>183.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44" calcext:value-type="float">
            <text:p>183.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0872" calcext:value-type="float">
            <text:p>183.7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4776" calcext:value-type="float">
            <text:p>183.7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4776" calcext:value-type="float">
            <text:p>183.7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868" calcext:value-type="float">
            <text:p>183.7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1728" calcext:value-type="float">
            <text:p>183.7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7824" calcext:value-type="float">
            <text:p>183.7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392" calcext:value-type="float">
            <text:p>183.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6112" calcext:value-type="float">
            <text:p>183.7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916" calcext:value-type="float">
            <text:p>183.7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8304" calcext:value-type="float">
            <text:p>183.7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7448" calcext:value-type="float">
            <text:p>183.7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916" calcext:value-type="float">
            <text:p>183.7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8304" calcext:value-type="float">
            <text:p>183.7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6968" calcext:value-type="float">
            <text:p>183.7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6968" calcext:value-type="float">
            <text:p>183.7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392" calcext:value-type="float">
            <text:p>183.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21248" calcext:value-type="float">
            <text:p>183.7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24296" calcext:value-type="float">
            <text:p>183.7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24296" calcext:value-type="float">
            <text:p>183.7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45048" calcext:value-type="float">
            <text:p>183.6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35904" calcext:value-type="float">
            <text:p>183.6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75528" calcext:value-type="float">
            <text:p>183.6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35904" calcext:value-type="float">
            <text:p>183.6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32856" calcext:value-type="float">
            <text:p>183.6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14568" calcext:value-type="float">
            <text:p>183.6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5424" calcext:value-type="float">
            <text:p>183.6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29808" calcext:value-type="float">
            <text:p>183.6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42" calcext:value-type="float">
            <text:p>183.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90768" calcext:value-type="float">
            <text:p>183.6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4776" calcext:value-type="float">
            <text:p>183.7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7824" calcext:value-type="float">
            <text:p>183.7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2584" calcext:value-type="float">
            <text:p>183.7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5632" calcext:value-type="float">
            <text:p>183.7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84672" calcext:value-type="float">
            <text:p>183.6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21248" calcext:value-type="float">
            <text:p>183.7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29808" calcext:value-type="float">
            <text:p>183.6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59704" calcext:value-type="float">
            <text:p>183.5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7136" calcext:value-type="float">
            <text:p>183.5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59704" calcext:value-type="float">
            <text:p>183.5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32272" calcext:value-type="float">
            <text:p>183.5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5912" calcext:value-type="float">
            <text:p>183.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17032" calcext:value-type="float">
            <text:p>183.5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3532" calcext:value-type="float">
            <text:p>183.5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10936" calcext:value-type="float">
            <text:p>183.5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07888" calcext:value-type="float">
            <text:p>183.5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95696" calcext:value-type="float">
            <text:p>183.4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75528" calcext:value-type="float">
            <text:p>183.6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4088" calcext:value-type="float">
            <text:p>183.5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51144" calcext:value-type="float">
            <text:p>183.6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2376" calcext:value-type="float">
            <text:p>183.6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104" calcext:value-type="float">
            <text:p>183.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4088" calcext:value-type="float">
            <text:p>183.5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2376" calcext:value-type="float">
            <text:p>183.6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38952" calcext:value-type="float">
            <text:p>183.6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99328" calcext:value-type="float">
            <text:p>183.5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77992" calcext:value-type="float">
            <text:p>183.5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2676" calcext:value-type="float">
            <text:p>183.6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75528" calcext:value-type="float">
            <text:p>183.6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23712" calcext:value-type="float">
            <text:p>183.6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77992" calcext:value-type="float">
            <text:p>183.5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14568" calcext:value-type="float">
            <text:p>183.6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8472" calcext:value-type="float">
            <text:p>183.6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59704" calcext:value-type="float">
            <text:p>183.5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7136" calcext:value-type="float">
            <text:p>183.5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5056" calcext:value-type="float">
            <text:p>183.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0484" calcext:value-type="float">
            <text:p>183.5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47512" calcext:value-type="float">
            <text:p>183.5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0-2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104" calcext:value-type="float">
            <text:p>183.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17032" calcext:value-type="float">
            <text:p>183.5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80456" calcext:value-type="float">
            <text:p>183.4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86552" calcext:value-type="float">
            <text:p>183.4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25592" calcext:value-type="float">
            <text:p>183.4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7436" calcext:value-type="float">
            <text:p>183.4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40832" calcext:value-type="float">
            <text:p>183.4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70728" calcext:value-type="float">
            <text:p>183.3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2196" calcext:value-type="float">
            <text:p>183.3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3672" calcext:value-type="float">
            <text:p>183.3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94528" calcext:value-type="float">
            <text:p>183.2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95112" calcext:value-type="float">
            <text:p>183.3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15864" calcext:value-type="float">
            <text:p>183.3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3672" calcext:value-type="float">
            <text:p>183.3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64048" calcext:value-type="float">
            <text:p>183.2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64048" calcext:value-type="float">
            <text:p>183.2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61" calcext:value-type="float">
            <text:p>183.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3052" calcext:value-type="float">
            <text:p>183.2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90896" calcext:value-type="float">
            <text:p>183.1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96992" calcext:value-type="float">
            <text:p>183.1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18328" calcext:value-type="float">
            <text:p>183.2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51272" calcext:value-type="float">
            <text:p>183.1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17744" calcext:value-type="float">
            <text:p>183.1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45176" calcext:value-type="float">
            <text:p>183.1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17744" calcext:value-type="float">
            <text:p>183.1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17744" calcext:value-type="float">
            <text:p>183.1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2024" calcext:value-type="float">
            <text:p>183.0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41544" calcext:value-type="float">
            <text:p>183.0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1716" calcext:value-type="float">
            <text:p>183.0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3256" calcext:value-type="float">
            <text:p>183.0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812" calcext:value-type="float">
            <text:p>183.0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84216" calcext:value-type="float">
            <text:p>183.0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9832" calcext:value-type="float">
            <text:p>183.0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3632" calcext:value-type="float">
            <text:p>182.9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3256" calcext:value-type="float">
            <text:p>183.0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98872" calcext:value-type="float">
            <text:p>182.9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3632" calcext:value-type="float">
            <text:p>182.9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3256" calcext:value-type="float">
            <text:p>183.0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668" calcext:value-type="float">
            <text:p>182.9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3736" calcext:value-type="float">
            <text:p>183.0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9832" calcext:value-type="float">
            <text:p>183.0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38496" calcext:value-type="float">
            <text:p>183.0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38496" calcext:value-type="float">
            <text:p>183.0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4968" calcext:value-type="float">
            <text:p>183.0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6288" calcext:value-type="float">
            <text:p>183.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38496" calcext:value-type="float">
            <text:p>183.0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35448" calcext:value-type="float">
            <text:p>183.0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9336" calcext:value-type="float">
            <text:p>183.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68976" calcext:value-type="float">
            <text:p>183.0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2384" calcext:value-type="float">
            <text:p>183.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36032" calcext:value-type="float">
            <text:p>183.1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51272" calcext:value-type="float">
            <text:p>183.1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63464" calcext:value-type="float">
            <text:p>183.1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42128" calcext:value-type="float">
            <text:p>183.1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02504" calcext:value-type="float">
            <text:p>183.1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66512" calcext:value-type="float">
            <text:p>183.1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33568" calcext:value-type="float">
            <text:p>183.2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29936" calcext:value-type="float">
            <text:p>183.1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75656" calcext:value-type="float">
            <text:p>183.1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3052" calcext:value-type="float">
            <text:p>183.2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66512" calcext:value-type="float">
            <text:p>183.1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57368" calcext:value-type="float">
            <text:p>183.1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11648" calcext:value-type="float">
            <text:p>183.1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29936" calcext:value-type="float">
            <text:p>183.1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90896" calcext:value-type="float">
            <text:p>183.1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6956" calcext:value-type="float">
            <text:p>183.1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51272" calcext:value-type="float">
            <text:p>183.1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65928" calcext:value-type="float">
            <text:p>183.0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36032" calcext:value-type="float">
            <text:p>183.1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6956" calcext:value-type="float">
            <text:p>183.1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0004" calcext:value-type="float">
            <text:p>183.2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93944" calcext:value-type="float">
            <text:p>183.1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18328" calcext:value-type="float">
            <text:p>183.2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75656" calcext:value-type="float">
            <text:p>183.1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848" calcext:value-type="float">
            <text:p>183.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05552" calcext:value-type="float">
            <text:p>183.1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10-0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36032" calcext:value-type="float">
            <text:p>183.1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40248" calcext:value-type="float">
            <text:p>183.3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4152" calcext:value-type="float">
            <text:p>183.3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64048" calcext:value-type="float">
            <text:p>183.2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03088" calcext:value-type="float">
            <text:p>183.2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54904" calcext:value-type="float">
            <text:p>183.2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24424" calcext:value-type="float">
            <text:p>183.2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96992" calcext:value-type="float">
            <text:p>183.1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03088" calcext:value-type="float">
            <text:p>183.2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32984" calcext:value-type="float">
            <text:p>183.1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11648" calcext:value-type="float">
            <text:p>183.1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63464" calcext:value-type="float">
            <text:p>183.1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51272" calcext:value-type="float">
            <text:p>183.1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81752" calcext:value-type="float">
            <text:p>183.1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48224" calcext:value-type="float">
            <text:p>183.1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02504" calcext:value-type="float">
            <text:p>183.1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3736" calcext:value-type="float">
            <text:p>183.0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44592" calcext:value-type="float">
            <text:p>183.0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192" calcext:value-type="float">
            <text:p>183.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668" calcext:value-type="float">
            <text:p>182.9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1816" calcext:value-type="float">
            <text:p>182.9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8768" calcext:value-type="float">
            <text:p>182.9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2672" calcext:value-type="float">
            <text:p>182.9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8664" calcext:value-type="float">
            <text:p>182.8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8288" calcext:value-type="float">
            <text:p>182.8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7808" calcext:value-type="float">
            <text:p>182.8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8664" calcext:value-type="float">
            <text:p>182.8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0376" calcext:value-type="float">
            <text:p>182.8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8288" calcext:value-type="float">
            <text:p>182.8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2296" calcext:value-type="float">
            <text:p>182.9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47056" calcext:value-type="float">
            <text:p>182.9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3152" calcext:value-type="float">
            <text:p>182.9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3256" calcext:value-type="float">
            <text:p>183.0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" calcext:value-type="float">
            <text:p>182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3048" calcext:value-type="float">
            <text:p>182.8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3904" calcext:value-type="float">
            <text:p>182.8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7808" calcext:value-type="float">
            <text:p>182.8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048" calcext:value-type="float">
            <text:p>182.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09896" calcext:value-type="float">
            <text:p>182.8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5616" calcext:value-type="float">
            <text:p>182.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2672" calcext:value-type="float">
            <text:p>182.9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572" calcext:value-type="float">
            <text:p>182.9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524" calcext:value-type="float">
            <text:p>182.8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4864" calcext:value-type="float">
            <text:p>182.9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8768" calcext:value-type="float">
            <text:p>182.9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7808" calcext:value-type="float">
            <text:p>182.8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6472" calcext:value-type="float">
            <text:p>182.8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8664" calcext:value-type="float">
            <text:p>182.8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8664" calcext:value-type="float">
            <text:p>182.8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2192" calcext:value-type="float">
            <text:p>182.8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524" calcext:value-type="float">
            <text:p>182.8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0856" calcext:value-type="float">
            <text:p>182.8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6952" calcext:value-type="float">
            <text:p>182.8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8664" calcext:value-type="float">
            <text:p>182.8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2192" calcext:value-type="float">
            <text:p>182.8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0104" calcext:value-type="float">
            <text:p>182.9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7432" calcext:value-type="float">
            <text:p>182.9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6952" calcext:value-type="float">
            <text:p>182.8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9144" calcext:value-type="float">
            <text:p>182.8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3904" calcext:value-type="float">
            <text:p>182.8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2296" calcext:value-type="float">
            <text:p>182.9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62" calcext:value-type="float">
            <text:p>182.9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2296" calcext:value-type="float">
            <text:p>182.9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8392" calcext:value-type="float">
            <text:p>182.9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3256" calcext:value-type="float">
            <text:p>183.0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812" calcext:value-type="float">
            <text:p>183.0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3428" calcext:value-type="float">
            <text:p>182.8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29936" calcext:value-type="float">
            <text:p>183.1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6784" calcext:value-type="float">
            <text:p>183.0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9352" calcext:value-type="float">
            <text:p>183.0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4764" calcext:value-type="float">
            <text:p>183.0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41544" calcext:value-type="float">
            <text:p>183.0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2024" calcext:value-type="float">
            <text:p>183.0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02504" calcext:value-type="float">
            <text:p>183.1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57368" calcext:value-type="float">
            <text:p>183.1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20792" calcext:value-type="float">
            <text:p>183.1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68976" calcext:value-type="float">
            <text:p>183.0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2024" calcext:value-type="float">
            <text:p>183.0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11648" calcext:value-type="float">
            <text:p>183.1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51272" calcext:value-type="float">
            <text:p>183.1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32984" calcext:value-type="float">
            <text:p>183.1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32984" calcext:value-type="float">
            <text:p>183.1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20792" calcext:value-type="float">
            <text:p>183.1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5072" calcext:value-type="float">
            <text:p>183.0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6784" calcext:value-type="float">
            <text:p>183.0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9728" calcext:value-type="float">
            <text:p>182.9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0584" calcext:value-type="float">
            <text:p>182.9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2672" calcext:value-type="float">
            <text:p>182.9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572" calcext:value-type="float">
            <text:p>182.9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7912" calcext:value-type="float">
            <text:p>182.9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47056" calcext:value-type="float">
            <text:p>182.9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3048" calcext:value-type="float">
            <text:p>182.8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5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7432" calcext:value-type="float">
            <text:p>182.9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5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7808" calcext:value-type="float">
            <text:p>182.8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476" calcext:value-type="float">
            <text:p>182.8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5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7432" calcext:value-type="float">
            <text:p>182.9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5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524" calcext:value-type="float">
            <text:p>182.8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5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25136" calcext:value-type="float">
            <text:p>182.8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4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1712" calcext:value-type="float">
            <text:p>182.8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5616" calcext:value-type="float">
            <text:p>182.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1712" calcext:value-type="float">
            <text:p>182.8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4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37328" calcext:value-type="float">
            <text:p>182.8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4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09896" calcext:value-type="float">
            <text:p>182.8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4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6472" calcext:value-type="float">
            <text:p>182.8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6952" calcext:value-type="float">
            <text:p>182.8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3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8288" calcext:value-type="float">
            <text:p>182.8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3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6952" calcext:value-type="float">
            <text:p>182.8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3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7808" calcext:value-type="float">
            <text:p>182.8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3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8664" calcext:value-type="float">
            <text:p>182.8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2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3424" calcext:value-type="float">
            <text:p>182.8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5616" calcext:value-type="float">
            <text:p>182.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3048" calcext:value-type="float">
            <text:p>182.8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7808" calcext:value-type="float">
            <text:p>182.8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22088" calcext:value-type="float">
            <text:p>182.8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09896" calcext:value-type="float">
            <text:p>182.8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31232" calcext:value-type="float">
            <text:p>182.8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31232" calcext:value-type="float">
            <text:p>182.8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6096" calcext:value-type="float">
            <text:p>182.8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8-0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94656" calcext:value-type="float">
            <text:p>182.7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25136" calcext:value-type="float">
            <text:p>182.8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15992" calcext:value-type="float">
            <text:p>182.8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28184" calcext:value-type="float">
            <text:p>182.8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038" calcext:value-type="float">
            <text:p>182.8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85512" calcext:value-type="float">
            <text:p>182.7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1904" calcext:value-type="float">
            <text:p>182.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1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6472" calcext:value-type="float">
            <text:p>182.8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6472" calcext:value-type="float">
            <text:p>182.8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22088" calcext:value-type="float">
            <text:p>182.8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0376" calcext:value-type="float">
            <text:p>182.8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94656" calcext:value-type="float">
            <text:p>182.7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31232" calcext:value-type="float">
            <text:p>182.8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0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1904" calcext:value-type="float">
            <text:p>182.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0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808" calcext:value-type="float">
            <text:p>182.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0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91608" calcext:value-type="float">
            <text:p>182.7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9792" calcext:value-type="float">
            <text:p>182.7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0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9312" calcext:value-type="float">
            <text:p>182.7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0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9792" calcext:value-type="float">
            <text:p>182.7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10-0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712" calcext:value-type="float">
            <text:p>182.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61128" calcext:value-type="float">
            <text:p>182.7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9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22088" calcext:value-type="float">
            <text:p>182.8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9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3428" calcext:value-type="float">
            <text:p>182.8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22088" calcext:value-type="float">
            <text:p>182.8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9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61128" calcext:value-type="float">
            <text:p>182.7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9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808" calcext:value-type="float">
            <text:p>182.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76368" calcext:value-type="float">
            <text:p>182.7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8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45888" calcext:value-type="float">
            <text:p>182.7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808" calcext:value-type="float">
            <text:p>182.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8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7332" calcext:value-type="float">
            <text:p>182.7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8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5408" calcext:value-type="float">
            <text:p>182.7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8856" calcext:value-type="float">
            <text:p>182.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8856" calcext:value-type="float">
            <text:p>182.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00752" calcext:value-type="float">
            <text:p>182.8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7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61128" calcext:value-type="float">
            <text:p>182.7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808" calcext:value-type="float">
            <text:p>182.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61128" calcext:value-type="float">
            <text:p>182.7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7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9792" calcext:value-type="float">
            <text:p>182.7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7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3696" calcext:value-type="float">
            <text:p>182.7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6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3696" calcext:value-type="float">
            <text:p>182.7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6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78832" calcext:value-type="float">
            <text:p>182.6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3216" calcext:value-type="float">
            <text:p>182.7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72736" calcext:value-type="float">
            <text:p>182.6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6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57496" calcext:value-type="float">
            <text:p>182.6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63592" calcext:value-type="float">
            <text:p>182.6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5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39208" calcext:value-type="float">
            <text:p>182.6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5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3216" calcext:value-type="float">
            <text:p>182.7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5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6264" calcext:value-type="float">
            <text:p>182.7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76" calcext:value-type="float">
            <text:p>182.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8456" calcext:value-type="float">
            <text:p>182.7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5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9312" calcext:value-type="float">
            <text:p>182.7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6744" calcext:value-type="float">
            <text:p>182.7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4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9312" calcext:value-type="float">
            <text:p>182.7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6664" calcext:value-type="float">
            <text:p>182.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4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08728" calcext:value-type="float">
            <text:p>182.6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08728" calcext:value-type="float">
            <text:p>182.6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69104" calcext:value-type="float">
            <text:p>182.5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3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66056" calcext:value-type="float">
            <text:p>182.5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66056" calcext:value-type="float">
            <text:p>182.5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50816" calcext:value-type="float">
            <text:p>182.5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3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08144" calcext:value-type="float">
            <text:p>182.5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3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08144" calcext:value-type="float">
            <text:p>182.5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3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08144" calcext:value-type="float">
            <text:p>182.5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8376" calcext:value-type="float">
            <text:p>182.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2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7664" calcext:value-type="float">
            <text:p>182.4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99" calcext:value-type="float">
            <text:p>182.4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89856" calcext:value-type="float">
            <text:p>182.4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2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32528" calcext:value-type="float">
            <text:p>182.5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35576" calcext:value-type="float">
            <text:p>182.5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752" calcext:value-type="float">
            <text:p>182.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86808" calcext:value-type="float">
            <text:p>182.4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20336" calcext:value-type="float">
            <text:p>182.5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41672" calcext:value-type="float">
            <text:p>182.5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66056" calcext:value-type="float">
            <text:p>182.5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23384" calcext:value-type="float">
            <text:p>182.5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7-0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752" calcext:value-type="float">
            <text:p>182.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02048" calcext:value-type="float">
            <text:p>182.5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4472" calcext:value-type="float">
            <text:p>182.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66056" calcext:value-type="float">
            <text:p>182.5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02048" calcext:value-type="float">
            <text:p>182.5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32528" calcext:value-type="float">
            <text:p>182.5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02048" calcext:value-type="float">
            <text:p>182.5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4616" calcext:value-type="float">
            <text:p>182.4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1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89856" calcext:value-type="float">
            <text:p>182.4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59376" calcext:value-type="float">
            <text:p>182.4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28896" calcext:value-type="float">
            <text:p>182.4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3804" calcext:value-type="float">
            <text:p>182.4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25848" calcext:value-type="float">
            <text:p>182.4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3804" calcext:value-type="float">
            <text:p>182.4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5328" calcext:value-type="float">
            <text:p>182.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0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44136" calcext:value-type="float">
            <text:p>182.4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0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47184" calcext:value-type="float">
            <text:p>182.4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3804" calcext:value-type="float">
            <text:p>182.4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0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5328" calcext:value-type="float">
            <text:p>182.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8376" calcext:value-type="float">
            <text:p>182.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1568" calcext:value-type="float">
            <text:p>182.4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10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04512" calcext:value-type="float">
            <text:p>182.4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9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58792" calcext:value-type="float">
            <text:p>182.3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9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86224" calcext:value-type="float">
            <text:p>182.3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55744" calcext:value-type="float">
            <text:p>182.3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9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80128" calcext:value-type="float">
            <text:p>182.3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9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67936" calcext:value-type="float">
            <text:p>182.3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9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6184" calcext:value-type="float">
            <text:p>182.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7708" calcext:value-type="float">
            <text:p>182.3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8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7708" calcext:value-type="float">
            <text:p>182.3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8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83176" calcext:value-type="float">
            <text:p>182.3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8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80128" calcext:value-type="float">
            <text:p>182.3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8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67936" calcext:value-type="float">
            <text:p>182.3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7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55744" calcext:value-type="float">
            <text:p>182.3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7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43552" calcext:value-type="float">
            <text:p>182.3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7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10024" calcext:value-type="float">
            <text:p>182.3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7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28312" calcext:value-type="float">
            <text:p>182.3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7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97832" calcext:value-type="float">
            <text:p>182.2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7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94784" calcext:value-type="float">
            <text:p>182.2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91736" calcext:value-type="float">
            <text:p>182.2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704" calcext:value-type="float">
            <text:p>182.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6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61256" calcext:value-type="float">
            <text:p>182.2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97832" calcext:value-type="float">
            <text:p>182.2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6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91736" calcext:value-type="float">
            <text:p>182.2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6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94784" calcext:value-type="float">
            <text:p>182.2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5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13072" calcext:value-type="float">
            <text:p>182.3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5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52696" calcext:value-type="float">
            <text:p>182.3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43552" calcext:value-type="float">
            <text:p>182.3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5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74032" calcext:value-type="float">
            <text:p>182.3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5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83176" calcext:value-type="float">
            <text:p>182.3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5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52696" calcext:value-type="float">
            <text:p>182.3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1568" calcext:value-type="float">
            <text:p>182.4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1568" calcext:value-type="float">
            <text:p>182.4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50232" calcext:value-type="float">
            <text:p>182.4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1568" calcext:value-type="float">
            <text:p>182.4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4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1568" calcext:value-type="float">
            <text:p>182.4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4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28896" calcext:value-type="float">
            <text:p>182.4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95952" calcext:value-type="float">
            <text:p>182.4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50232" calcext:value-type="float">
            <text:p>182.4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04512" calcext:value-type="float">
            <text:p>182.4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3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1568" calcext:value-type="float">
            <text:p>182.4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3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1568" calcext:value-type="float">
            <text:p>182.4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95952" calcext:value-type="float">
            <text:p>182.4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4901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1568" calcext:value-type="float">
            <text:p>182.4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64" meta:object-count="0"/>
    <meta:user-defined meta:name="AppVersion">3.0</meta:user-defined>
  </office:meta>
</office:document-meta>
</file>